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onfig="urn:oasis:names:tc:opendocument:xmlns:config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4" style:family="table-column">
      <style:table-column-properties fo:break-before="auto" style:column-width="1.7752in"/>
    </style:style>
    <style:style style:name="ACOL-5" style:family="table-column">
      <style:table-column-properties fo:break-before="auto" style:column-width="1.5764in"/>
    </style:style>
    <style:style style:name="ACOL-0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2.0236in"/>
    </style:style>
    <style:style style:name="AROW-0" style:family="table-row">
      <style:table-row-properties style:row-height="0.1917in" fo:break-before="auto" style:use-optimal-row-height="true"/>
    </style:style>
    <style:style style:name="AROW-13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882in" fo:break-before="auto" style:use-optimal-row-height="true"/>
    </style:style>
    <style:style style:name="ro5" style:family="table-row">
      <style:table-row-properties style:row-height="0.5327in" fo:break-before="auto" style:use-optimal-row-height="true"/>
    </style:style>
    <style:style style:name="ro6" style:family="table-row">
      <style:table-row-properties style:row-height="0.3547in" fo:break-before="auto" style:use-optimal-row-height="true"/>
    </style:style>
    <style:style style:name="ro7" style:family="table-row">
      <style:table-row-properties style:row-height="1.3028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ro9" style:family="table-row">
      <style:table-row-properties style:row-height="0.9772in" fo:break-before="auto" style:use-optimal-row-height="true"/>
    </style:style>
    <style:style style:name="ro10" style:family="table-row">
      <style:table-row-properties style:row-height="0.8882in" fo:break-before="auto" style:use-optimal-row-height="true"/>
    </style:style>
    <style:style style:name="ro11" style:family="table-row">
      <style:table-row-properties style:row-height="2.9909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1.0508in" fo:break-before="auto" style:use-optimal-row-height="true"/>
    </style:style>
    <style:style style:name="ro14" style:family="table-row">
      <style:table-row-properties style:row-height="1.2283in" fo:break-before="auto" style:use-optimal-row-height="true"/>
    </style:style>
    <style:style style:name="ro15" style:family="table-row">
      <style:table-row-properties style:row-height="0.7102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1965in" fo:break-before="auto" style:use-optimal-row-height="true"/>
    </style:style>
    <style:style style:name="ro18" style:family="table-row">
      <style:table-row-properties style:row-height="0.3728in" fo:break-before="auto" style:use-optimal-row-height="true"/>
    </style:style>
    <style:style style:name="ro19" style:family="table-row">
      <style:table-row-properties style:row-height="1.078in" fo:break-before="auto" style:use-optimal-row-height="tru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9016in" fo:break-before="auto" style:use-optimal-row-height="true"/>
    </style:style>
    <style:style style:name="ro22" style:family="table-row">
      <style:table-row-properties style:row-height="1.6063in" fo:break-before="auto" style:use-optimal-row-height="true"/>
    </style:style>
    <style:style style:name="ta-1" style:family="table" style:master-page-name="Cartes_20_ensemble">
      <style:table-properties table:display="true" style:writing-mode="lr-tb"/>
    </style:style>
    <style:style style:name="ta2" style:family="table" style:master-page-name="Petit_20_Etteilla">
      <style:table-properties table:display="true" style:writing-mode="lr-tb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fo:background-color="#fff2cc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fff2cc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ackground-color="#d9ead3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d9ead3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text-align="center" fo:margin-left="0in"/>
      <style:text-properties fo:color="#0000ff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4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5b0f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ff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ff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text-align="center" fo:margin-left="0in"/>
      <style:text-properties fo:color="#ff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text-align="center" fo:margin-left="0in"/>
      <style:text-properties fo:color="#0000ff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5b0f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ff" style:text-line-through-style="none" style:text-line-through-type="none" style:font-name="Arial" fo:font-size="11pt" fo:font-style="italic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margin-left="0in"/>
      <style:text-properties fo:color="#5b0f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margin-left="0in"/>
      <style:text-properties fo:color="#274e13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margin-left="0in"/>
      <style:text-properties fo:color="#0000ff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c9daf8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c9daf8" gnm:pattern-colour="#000000" gnm:pattern="1" style:vertical-align="middle"/>
      <style:paragraph-properties fo:margin-left="0in"/>
      <style:text-properties fo:color="#98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274e13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2cc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fff2cc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d9ead3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d9ead3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ff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ffff00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666666" gnm:pattern-colour="#000000" gnm:pattern="1" style:vertical-align="middle"/>
      <style:paragraph-properties fo:text-align="center" fo:margin-left="0in"/>
      <style:text-properties fo:color="#ff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in"/>
      <style:text-properties fo:color="#ff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fo:background-color="#fff2cc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2cc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00ffff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2cc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fff2cc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ackground-color="#d9ead3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d9ead3" gnm:pattern-colour="#000000" gnm:pattern="1" style:vertical-align="middle"/>
      <style:paragraph-properties fo:margin-left="0in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etit Etteilla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14"/>
        <table:table-column table:style-name="co5" table:number-columns-repeated="10" table:default-cell-style-name="ce14"/>
        <table:table-column table:style-name="ACOL-0" table:number-columns-repeated="1013" table:default-cell-style-name="ce14"/>
        <table:table-row table:style-name="ro3">
          <table:table-cell table:style-name="ACE-0"/>
          <table:table-cell table:style-name="ACE-0" office:value-type="string" calcext:value-type="string">
            <text:p>Eteilla, ou manière de se recréer avec un jeu de cartes, 1770</text:p>
          </table:table-cell>
          <table:table-cell table:style-name="ACE-11"/>
          <table:table-cell table:style-name="ACE-1" table:number-columns-repeated="25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11"/>
          <table:table-cell table:style-name="ACE-1" table:number-columns-repeated="25"/>
          <table:table-cell table:number-columns-repeated="996"/>
        </table:table-row>
        <table:table-row table:style-name="AROW-0">
          <table:table-cell table:style-name="ACE-2"/>
          <table:table-cell table:style-name="ACE-15" office:value-type="float" office:value="1" calcext:value-type="float">
            <text:p>1</text:p>
          </table:table-cell>
          <table:table-cell table:style-name="ACE-15"/>
          <table:table-cell table:style-name="ACE-15" office:value-type="float" office:value="2" calcext:value-type="float">
            <text:p>2</text:p>
          </table:table-cell>
          <table:table-cell table:style-name="ACE-15" office:value-type="float" office:value="3" calcext:value-type="float">
            <text:p>3</text:p>
          </table:table-cell>
          <table:table-cell table:style-name="ACE-15" office:value-type="float" office:value="4" calcext:value-type="float">
            <text:p>4</text:p>
          </table:table-cell>
          <table:table-cell table:style-name="ACE-15" office:value-type="float" office:value="5" calcext:value-type="float">
            <text:p>5</text:p>
          </table:table-cell>
          <table:table-cell table:style-name="ACE-15" office:value-type="float" office:value="6" calcext:value-type="float">
            <text:p>6</text:p>
          </table:table-cell>
          <table:table-cell table:style-name="ACE-15" office:value-type="float" office:value="7" calcext:value-type="float">
            <text:p>7</text:p>
          </table:table-cell>
          <table:table-cell table:style-name="ACE-15" office:value-type="float" office:value="8" calcext:value-type="float">
            <text:p>8</text:p>
          </table:table-cell>
          <table:table-cell table:style-name="ACE-15" office:value-type="float" office:value="9" calcext:value-type="float">
            <text:p>9</text:p>
          </table:table-cell>
          <table:table-cell table:style-name="ACE-20" table:number-columns-repeated="17"/>
          <table:table-cell table:number-columns-repeated="996"/>
        </table:table-row>
        <table:table-row table:style-name="AROW-0">
          <table:table-cell table:style-name="ACE-2"/>
          <table:table-cell table:style-name="ACE-32" office:value-type="string" calcext:value-type="string">
            <text:p>Eteilla</text:p>
          </table:table-cell>
          <table:table-cell table:style-name="ACE-32" office:value-type="string" calcext:value-type="string">
            <text:p>Carreau</text:p>
          </table:table-cell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9" table:number-columns-repeated="17"/>
          <table:table-cell table:number-columns-repeated="996"/>
        </table:table-row>
        <table:table-row table:style-name="ro4">
          <table:table-cell table:style-name="ACE-3"/>
          <table:table-cell table:style-name="ACE-9" office:value-type="string" calcext:value-type="string">
            <text:p>Le Eteilla vous-même, cette carte doit être toute blanche.</text:p>
          </table:table-cell>
          <table:table-cell table:style-name="ACE-12" office:value-type="string" calcext:value-type="string">
            <text:p>Sur son assiette</text:p>
          </table:table-cell>
          <table:table-cell table:style-name="ACE-9" office:value-type="string" calcext:value-type="string">
            <text:p>Un particulier intéressé dans votre vie.</text:p>
          </table:table-cell>
          <table:table-cell table:style-name="ACE-9" office:value-type="string" calcext:value-type="string">
            <text:p>Une femme intéressée dans votre vie</text:p>
          </table:table-cell>
          <table:table-cell table:style-name="ACE-9" office:value-type="string" calcext:value-type="string">
            <text:p>Militaire, Général ou Soldat, &amp;c.</text:p>
          </table:table-cell>
          <table:table-cell table:style-name="ACE-9" office:value-type="string" calcext:value-type="string">
            <text:p>Lettres, l'on verra si c'est passé, présent ou avenir.</text:p>
          </table:table-cell>
          <table:table-cell table:style-name="ACE-9" office:value-type="string" calcext:value-type="string">
            <text:p>Or, monnaie.</text:p>
          </table:table-cell>
          <table:table-cell table:style-name="ACE-9" office:value-type="string" calcext:value-type="string">
            <text:p>Retards, d'affaires, d'argent.</text:p>
          </table:table-cell>
          <table:table-cell table:style-name="ACE-9" office:value-type="string" calcext:value-type="string">
            <text:p>Campagne, à quoi elle se rapporte.</text:p>
          </table:table-cell>
          <table:table-cell table:style-name="ACE-9" office:value-type="string" calcext:value-type="string">
            <text:p>Caquets, si on les fait ou si d'autres les font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4" office:value-type="string" calcext:value-type="string">
            <text:p>Rencontres</text:p>
          </table:table-cell>
          <table:table-cell table:style-name="ACE-8" office:value-type="string" calcext:value-type="string">
            <text:p>1 &amp; 30 : Bâtards</text:p>
          </table:table-cell>
          <table:table-cell table:style-name="ACE-12" office:value-type="string" calcext:value-type="string">
            <text:p>Renversé</text:p>
          </table:table-cell>
          <table:table-cell table:number-columns-repeated="2" table:style-name="ACE-9" office:value-type="string" calcext:value-type="string">
            <text:p>La même signification.</text:p>
          </table:table-cell>
          <table:table-cell table:style-name="ACE-9" office:value-type="string" calcext:value-type="string">
            <text:p>Domestique, non Artiste et Artisan.</text:p>
          </table:table-cell>
          <table:table-cell table:style-name="ACE-9" office:value-type="string" calcext:value-type="string">
            <text:p>Billet, si on l'écrit ou reçoit.</text:p>
          </table:table-cell>
          <table:table-cell table:style-name="ACE-9" office:value-type="string" calcext:value-type="string">
            <text:p>Trahison, l'on verra si l'on est trahit ou si l'on trahit.</text:p>
          </table:table-cell>
          <table:table-cell table:style-name="ACE-9" office:value-type="string" calcext:value-type="string">
            <text:p>Entreprise, entreprendre, l'on consulte le Jeu pour savoir si l'on réussira.</text:p>
          </table:table-cell>
          <table:table-cell table:style-name="ACE-9" office:value-type="string" calcext:value-type="string">
            <text:p>Chagrin, selon le jeu, passé ou avenir.</text:p>
          </table:table-cell>
          <table:table-cell table:style-name="ACE-9" office:value-type="string" calcext:value-type="string">
            <text:p>Naissance, l'on verra bien pour qui, ou bien où l'on est né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4" office:value-type="string" calcext:value-type="string">
            <text:p>Détail des rencontres</text:p>
          </table:table-cell>
          <table:table-cell table:style-name="ACE-8" office:value-type="string" calcext:value-type="string">
            <text:p>Batard : N'empêche point la probité, les sentiments</text:p>
          </table:table-cell>
          <table:table-cell table:style-name="ACE-13" office:value-type="string" calcext:value-type="string">
            <text:p>Sur son assiette (synthèse)</text:p>
          </table:table-cell>
          <table:table-cell table:style-name="ACE-31" office:value-type="string" calcext:value-type="string">
            <text:p>Le Roi de Carreau sur sur assiette signifie un Homme.</text:p>
          </table:table-cell>
          <table:table-cell table:style-name="ACE-31" office:value-type="string" calcext:value-type="string">
            <text:p>La Dame est une Femme.</text:p>
          </table:table-cell>
          <table:table-cell table:style-name="ACE-31" office:value-type="string" calcext:value-type="string">
            <text:p>Militaire.</text:p>
          </table:table-cell>
          <table:table-cell table:style-name="ACE-31" office:value-type="string" calcext:value-type="string">
            <text:p>Une Lettre</text:p>
          </table:table-cell>
          <table:table-cell table:style-name="ACE-31" office:value-type="string" calcext:value-type="string">
            <text:p>Or.</text:p>
          </table:table-cell>
          <table:table-cell table:style-name="ACE-31" office:value-type="string" calcext:value-type="string">
            <text:p>Retard.</text:p>
          </table:table-cell>
          <table:table-cell table:style-name="ACE-31" office:value-type="string" calcext:value-type="string">
            <text:p>Campagne.</text:p>
          </table:table-cell>
          <table:table-cell table:style-name="ACE-31" office:value-type="string" calcext:value-type="string">
            <text:p>Caquets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13" office:value-type="string" calcext:value-type="string">
            <text:p>Renversé (synthèse)</text:p>
          </table:table-cell>
          <table:table-cell table:style-name="ACE-31" office:value-type="string" calcext:value-type="string">
            <text:p>Renversé, c'est au autre Homme.</text:p>
          </table:table-cell>
          <table:table-cell table:style-name="ACE-31" office:value-type="string" calcext:value-type="string">
            <text:p>Une autre Femme.</text:p>
          </table:table-cell>
          <table:table-cell table:style-name="ACE-31" office:value-type="string" calcext:value-type="string">
            <text:p>Domestique.</text:p>
          </table:table-cell>
          <table:table-cell table:style-name="ACE-31" office:value-type="string" calcext:value-type="string">
            <text:p>Un Billet.</text:p>
          </table:table-cell>
          <table:table-cell table:style-name="ACE-31" office:value-type="string" calcext:value-type="string">
            <text:p>Trahison.</text:p>
          </table:table-cell>
          <table:table-cell table:style-name="ACE-31" office:value-type="string" calcext:value-type="string">
            <text:p>Entreprise.</text:p>
          </table:table-cell>
          <table:table-cell table:style-name="ACE-31" office:value-type="string" calcext:value-type="string">
            <text:p>Chagrin.</text:p>
          </table:table-cell>
          <table:table-cell table:style-name="ACE-31" office:value-type="string" calcext:value-type="string">
            <text:p>Naissance.</text:p>
          </table:table-cell>
          <table:table-cell table:style-name="ACE-1" table:number-columns-repeated="17"/>
          <table:table-cell table:number-columns-repeated="996"/>
        </table:table-row>
        <table:table-row table:style-name="ro7">
          <table:table-cell table:style-name="ACE-1" table:number-columns-repeated="2"/>
          <table:table-cell table:style-name="ACE-4" office:value-type="string" calcext:value-type="string">
            <text:p>Le numéro</text:p>
          </table:table-cell>
          <table:table-cell table:style-name="ACE-18" office:value-type="string" calcext:value-type="string">
            <text:p>Fidélité, foit dans l'amour, foit dans le secret, dans les affaires, dans les biens, dans le Service.</text:p>
          </table:table-cell>
          <table:table-cell table:style-name="ACE-23" office:value-type="string" calcext:value-type="string">
            <text:p>Air, un des Elements, l'on verra s'ils sont pour pour la personne, je dis bons, outre le bien ordinaire ; car sans un des quatre nous mourrions, le feu ne provient point seulement du bois.</text:p>
          </table:table-cell>
          <table:table-cell table:style-name="ACE-18" office:value-type="string" calcext:value-type="string">
            <text:p>Fierté, l'on verra qui l'est.</text:p>
          </table:table-cell>
          <table:table-cell table:style-name="ACE-18" office:value-type="string" calcext:value-type="string">
            <text:p>Solitude, l'on verra si on l'aime, ou si l'on y est contraint par l'abandon de la Société.</text:p>
          </table:table-cell>
          <table:table-cell table:style-name="ACE-23" office:value-type="string" calcext:value-type="string">
            <text:p>L'Eau, Element.</text:p>
          </table:table-cell>
          <table:table-cell table:style-name="ACE-18" office:value-type="string" calcext:value-type="string">
            <text:p>Pauvreté, selon son état.</text:p>
          </table:table-cell>
          <table:table-cell table:style-name="ACE-18" office:value-type="string" calcext:value-type="string">
            <text:p>Richesses, suivant son état.</text:p>
          </table:table-cell>
          <table:table-cell table:style-name="ACE-24" office:value-type="string" calcext:value-type="string">
            <text:p>Le Présent, tems existant.</text:p>
          </table:table-cell>
          <table:table-cell table:style-name="ACE-1" table:number-columns-repeated="17"/>
          <table:table-cell table:number-columns-repeated="996"/>
        </table:table-row>
        <table:table-row table:style-name="ro8">
          <table:table-cell table:style-name="ACE-1" table:number-columns-repeated="2"/>
          <table:table-cell table:style-name="ACE-4" office:value-type="string" calcext:value-type="string">
            <text:p>Les noms de vos numéros</text:p>
          </table:table-cell>
          <table:table-cell table:style-name="ACE-18" office:value-type="string" calcext:value-type="string">
            <text:p>Fidélité.</text:p>
          </table:table-cell>
          <table:table-cell table:style-name="ACE-23" office:value-type="string" calcext:value-type="string">
            <text:p>L'Air.</text:p>
          </table:table-cell>
          <table:table-cell table:style-name="ACE-18" office:value-type="string" calcext:value-type="string">
            <text:p>Fierté.</text:p>
          </table:table-cell>
          <table:table-cell table:style-name="ACE-18" office:value-type="string" calcext:value-type="string">
            <text:p>Solitude.</text:p>
          </table:table-cell>
          <table:table-cell table:style-name="ACE-23" office:value-type="string" calcext:value-type="string">
            <text:p>L'Eau.</text:p>
          </table:table-cell>
          <table:table-cell table:style-name="ACE-18" office:value-type="string" calcext:value-type="string">
            <text:p>Pauvreté.</text:p>
          </table:table-cell>
          <table:table-cell table:style-name="ACE-18" office:value-type="string" calcext:value-type="string">
            <text:p>Richesses.</text:p>
          </table:table-cell>
          <table:table-cell table:style-name="ACE-24" office:value-type="string" calcext:value-type="string">
            <text:p>Le Présent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4" office:value-type="string" calcext:value-type="string">
            <text:p>Le numéro renversé</text:p>
          </table:table-cell>
          <table:table-cell table:style-name="ce28" office:value-type="string" calcext:value-type="string" table:number-columns-spanned="4" table:number-rows-spanned="1">
            <text:p>Les N° 2, 3, 4, 5, 11, 10, 12 et 15 sont tous parents, l'on compte à mesure et pour qui ils sont.</text:p>
          </table:table-cell>
          <table:covered-table-cell table:number-columns-repeated="3"/>
          <table:table-cell table:style-name="ce28" office:value-type="string" calcext:value-type="string">
            <text:p>Commencement d'un procès, d'une affaire, d'un établissement.</text:p>
          </table:table-cell>
          <table:table-cell table:style-name="ce28" office:value-type="string" calcext:value-type="string">
            <text:p>Avantage dans une affaire, &amp;c.</text:p>
          </table:table-cell>
          <table:table-cell table:style-name="ce28" office:value-type="string" calcext:value-type="string">
            <text:p>Fin de procès, de chagrin.</text:p>
          </table:table-cell>
          <table:table-cell table:style-name="ce28" office:value-type="string" calcext:value-type="string">
            <text:p>Bon, chose bonne à terminer, à arranger à entreprendre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4" office:value-type="string" calcext:value-type="string">
            <text:p>Les noms des numéros renversés</text:p>
          </table:table-cell>
          <table:table-cell table:style-name="ce28" office:value-type="string" calcext:value-type="string">
            <text:p>Père</text:p>
          </table:table-cell>
          <table:table-cell table:style-name="ce28" office:value-type="string" calcext:value-type="string">
            <text:p>Mère</text:p>
          </table:table-cell>
          <table:table-cell table:style-name="ce28" office:value-type="string" calcext:value-type="string">
            <text:p>Parent</text:p>
          </table:table-cell>
          <table:table-cell table:style-name="ce28" office:value-type="string" calcext:value-type="string">
            <text:p>Beau-Père</text:p>
          </table:table-cell>
          <table:table-cell table:style-name="ce28" office:value-type="string" calcext:value-type="string">
            <text:p>Commencement.</text:p>
          </table:table-cell>
          <table:table-cell table:style-name="ce28" office:value-type="string" calcext:value-type="string">
            <text:p>Avantage.</text:p>
          </table:table-cell>
          <table:table-cell table:style-name="ce28" office:value-type="string" calcext:value-type="string">
            <text:p>Fin.</text:p>
          </table:table-cell>
          <table:table-cell table:style-name="ce28" office:value-type="string" calcext:value-type="string">
            <text:p>Bon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/>
          <table:table-cell/>
          <table:table-cell table:style-name="ACE-4" office:value-type="string" calcext:value-type="string">
            <text:p>Rencontres</text:p>
          </table:table-cell>
          <table:table-cell table:style-name="ACE-8" office:value-type="string" calcext:value-type="string">
            <text:p>2 &amp; 29 : Voleur</text:p>
          </table:table-cell>
          <table:table-cell table:style-name="ACE-8" office:value-type="string" calcext:value-type="string">
            <text:p>3 &amp; 28 : Vie extraordinaire</text:p>
          </table:table-cell>
          <table:table-cell table:style-name="ACE-8" office:value-type="string" calcext:value-type="string">
            <text:p>4 &amp; 27 : Généalogie</text:p>
          </table:table-cell>
          <table:table-cell table:style-name="ACE-8" office:value-type="string" calcext:value-type="string">
            <text:p>5 &amp; 26 : Mauvais</text:p>
          </table:table-cell>
          <table:table-cell table:style-name="ACE-8" office:value-type="string" calcext:value-type="string">
            <text:p>6 &amp; 25 : Cession de tous chagrins</text:p>
          </table:table-cell>
          <table:table-cell table:style-name="ACE-8" office:value-type="string" calcext:value-type="string">
            <text:p>7 &amp; 24 : Désunion</text:p>
          </table:table-cell>
          <table:table-cell table:style-name="ACE-8" office:value-type="string" calcext:value-type="string">
            <text:p>8 &amp; 23 : Foi</text:p>
          </table:table-cell>
          <table:table-cell table:style-name="ACE-8" office:value-type="string" calcext:value-type="string">
            <text:p>9 &amp; 22 : Le Tems</text:p>
          </table:table-cell>
          <table:table-cell table:style-name="ACE-1" table:number-columns-repeated="17"/>
          <table:table-cell table:number-columns-repeated="996"/>
        </table:table-row>
        <table:table-row table:style-name="ro4">
          <table:table-cell table:style-name="ACE-1"/>
          <table:table-cell/>
          <table:table-cell table:style-name="ACE-4" office:value-type="string" calcext:value-type="string">
            <text:p>Détail des rencontres</text:p>
          </table:table-cell>
          <table:table-cell table:style-name="ACE-8" office:value-type="string" calcext:value-type="string">
            <text:p>Voleur, l'on verra de quoi et s'il est mal accompagné.</text:p>
          </table:table-cell>
          <table:table-cell table:style-name="ACE-8" office:value-type="string" calcext:value-type="string">
            <text:p>Vie extraordinaire, en bien ou en mal, selon le Jeu</text:p>
          </table:table-cell>
          <table:table-cell table:style-name="ACE-8" office:value-type="string" calcext:value-type="string">
            <text:p>Généalogie, l'on verra si elle est bonne ou mauvaise.</text:p>
          </table:table-cell>
          <table:table-cell table:style-name="ACE-8"/>
          <table:table-cell table:style-name="ACE-8" office:value-type="string" calcext:value-type="string">
            <text:p>Cession, de tous chagrins, d'affaires, &amp;c.</text:p>
          </table:table-cell>
          <table:table-cell table:style-name="ACE-8" office:value-type="string" calcext:value-type="string">
            <text:p>Désunion, d'amis, de société, de ménage.</text:p>
          </table:table-cell>
          <table:table-cell table:style-name="ACE-8" office:value-type="string" calcext:value-type="string">
            <text:p>Foi, promesse, bonne ou mauvaise.</text:p>
          </table:table-cell>
          <table:table-cell table:style-name="ACE-8" office:value-type="string" calcext:value-type="string">
            <text:p>Le Temps, l'on verra à quoi on le passe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5"/>
          <table:table-cell table:style-name="ACE-10" office:value-type="string" calcext:value-type="string">
            <text:p>Valable pour les cartes sur leurs assiettes ou renversées</text:p>
          </table:table-cell>
          <table:table-cell table:style-name="ACE-14" office:value-type="string" calcext:value-type="string">
            <text:p>Le Eteilla à côté toujours sur la gauche</text:p>
          </table:table-cell>
          <table:table-cell table:style-name="ACE-25" office:value-type="string" calcext:value-type="string">
            <text:p>Or sur vous.</text:p>
          </table:table-cell>
          <table:table-cell table:style-name="ACE-25" office:value-type="string" calcext:value-type="string">
            <text:p>Caractère.</text:p>
          </table:table-cell>
          <table:table-cell table:style-name="ACE-25" office:value-type="string" calcext:value-type="string">
            <text:p>On vous attend.</text:p>
          </table:table-cell>
          <table:table-cell table:style-name="ACE-25" office:value-type="string" calcext:value-type="string">
            <text:p>Pressant besoin.</text:p>
          </table:table-cell>
          <table:table-cell table:style-name="ACE-25" office:value-type="string" calcext:value-type="string">
            <text:p>Chûte</text:p>
          </table:table-cell>
          <table:table-cell table:style-name="ACE-25" office:value-type="string" calcext:value-type="string">
            <text:p>Chasteté.</text:p>
          </table:table-cell>
          <table:table-cell table:style-name="ACE-25" office:value-type="string" calcext:value-type="string">
            <text:p>Sagesse.</text:p>
          </table:table-cell>
          <table:table-cell table:style-name="ACE-25" office:value-type="string" calcext:value-type="string">
            <text:p>Beaucoup.</text:p>
          </table:table-cell>
          <table:table-cell table:style-name="ACE-5" table:number-columns-repeated="17"/>
          <table:table-cell table:number-columns-repeated="996"/>
        </table:table-row>
        <table:table-row table:style-name="ro9">
          <table:table-cell table:style-name="ACE-5" table:number-columns-repeated="2"/>
          <table:table-cell table:style-name="ACE-14" office:value-type="string" calcext:value-type="string">
            <text:p>Détail</text:p>
          </table:table-cell>
          <table:table-cell table:style-name="ACE-25" office:value-type="string" calcext:value-type="string">
            <text:p>Or sur vous, c'est-à-dire que vous en avez dans vos poches</text:p>
          </table:table-cell>
          <table:table-cell table:style-name="ACE-25" office:value-type="string" calcext:value-type="string">
            <text:p>Caractère, est-il bon, l'on verra sur qui il tombe, et l'on jugera que la personne a le caractère porté au bon ou au mauvais, suivant le Jeu.</text:p>
          </table:table-cell>
          <table:table-cell table:style-name="ACE-25" office:value-type="string" calcext:value-type="string">
            <text:p>L'on vous attend, faut voir qui attend.</text:p>
          </table:table-cell>
          <table:table-cell table:style-name="ACE-25" office:value-type="string" calcext:value-type="string">
            <text:p>Pressant besoin, d'argent, &amp;c.</text:p>
          </table:table-cell>
          <table:table-cell table:style-name="ACE-25" office:value-type="string" calcext:value-type="string">
            <text:p>Chûte, être tombé. Voyez grande, mauvaise, &amp; où.</text:p>
          </table:table-cell>
          <table:table-cell table:style-name="ACE-25" office:value-type="string" calcext:value-type="string">
            <text:p>L'on verra si cela est.</text:p>
          </table:table-cell>
          <table:table-cell table:style-name="ACE-25" office:value-type="string" calcext:value-type="string">
            <text:p>Sagesse, dans les entreprises, dans la conduite, &amp;c.</text:p>
          </table:table-cell>
          <table:table-cell table:style-name="ACE-25" office:value-type="string" calcext:value-type="string">
            <text:p>Beaucoup d'affaires, d'argent.</text:p>
          </table:table-cell>
          <table:table-cell table:style-name="ACE-5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11"/>
          <table:table-cell table:style-name="ACE-1" table:number-columns-repeated="25"/>
          <table:table-cell table:number-columns-repeated="996"/>
        </table:table-row>
        <table:table-row table:style-name="AROW-0">
          <table:table-cell table:style-name="ACE-6" table:number-columns-repeated="2"/>
          <table:table-cell table:style-name="ACE-15"/>
          <table:table-cell table:style-name="ACE-15" office:value-type="float" office:value="10" calcext:value-type="float">
            <text:p>10</text:p>
          </table:table-cell>
          <table:table-cell table:style-name="ACE-15" office:value-type="float" office:value="11" calcext:value-type="float">
            <text:p>11</text:p>
          </table:table-cell>
          <table:table-cell table:style-name="ACE-15" office:value-type="float" office:value="12" calcext:value-type="float">
            <text:p>12</text:p>
          </table:table-cell>
          <table:table-cell table:style-name="ACE-26"/>
          <table:table-cell table:style-name="ACE-15" office:value-type="float" office:value="13" calcext:value-type="float">
            <text:p>13</text:p>
          </table:table-cell>
          <table:table-cell table:style-name="ACE-15" office:value-type="float" office:value="14" calcext:value-type="float">
            <text:p>14</text:p>
          </table:table-cell>
          <table:table-cell table:style-name="ACE-15" office:value-type="float" office:value="15" calcext:value-type="float">
            <text:p>15</text:p>
          </table:table-cell>
          <table:table-cell table:style-name="ACE-15" office:value-type="float" office:value="16" calcext:value-type="float">
            <text:p>16</text:p>
          </table:table-cell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32" office:value-type="string" calcext:value-type="string">
            <text:p>Coeur</text:p>
          </table:table-cell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12" office:value-type="string" calcext:value-type="string">
            <text:p>Sur son assiette</text:p>
          </table:table-cell>
          <table:table-cell table:number-columns-repeated="3"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L'As de Coeur n'a point de numéro mais dit que la personne est laborieuse.</text:p>
          </table:table-cell>
          <table:table-cell table:style-name="ACE-9" office:value-type="string" calcext:value-type="string">
            <text:p>Ville, c'est-à-dire Ville où l'on est.</text:p>
          </table:table-cell>
          <table:table-cell table:style-name="ACE-9" office:value-type="string" calcext:value-type="string">
            <text:p>Victoire, sur ce qui se rapporte au Coup, ou Contre-Coup, &amp;c.</text:p>
          </table:table-cell>
          <table:table-cell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Penser, à quelque chose.</text:p>
          </table:table-cell>
          <table:table-cell table:style-name="ACE-1" table:number-columns-repeated="17"/>
          <table:table-cell table:number-columns-repeated="996"/>
        </table:table-row>
        <table:table-row table:style-name="ro10">
          <table:table-cell table:style-name="ACE-1" table:number-columns-repeated="2"/>
          <table:table-cell table:style-name="ACE-12" office:value-type="string" calcext:value-type="string">
            <text:p>Renversé</text:p>
          </table:table-cell>
          <table:table-cell table:number-columns-repeated="3"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Table extraordinaire du Manger en Cérémonie, chez soi ou hors de chez soi.</text:p>
          </table:table-cell>
          <table:table-cell table:style-name="ACE-9" office:value-type="string" calcext:value-type="string">
            <text:p>Héritage, l'on peut hériter sans avoir de parents riches, et cela, par des amis, des connaissances, ou par enchaînement.</text:p>
          </table:table-cell>
          <table:table-cell table:style-name="ACE-9" office:value-type="string" calcext:value-type="string">
            <text:p>Ennui d'attendre, ou d'être seul, ou de n'avoir rien à faire.</text:p>
          </table:table-cell>
          <table:table-cell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Désir, désiré, de l'argent, une réussite, &amp;c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13" office:value-type="string" calcext:value-type="string">
            <text:p>Sur son assiette (synthèse)</text:p>
          </table:table-cell>
          <table:table-cell table:style-name="ACE-31" office:value-type="string" calcext:value-type="string">
            <text:p>Homme blond.</text:p>
          </table:table-cell>
          <table:table-cell table:style-name="ACE-31" office:value-type="string" calcext:value-type="string">
            <text:p>Femme blonde.</text:p>
          </table:table-cell>
          <table:table-cell table:style-name="ACE-31" office:value-type="string" calcext:value-type="string">
            <text:p>Garçon blond.</text:p>
          </table:table-cell>
          <table:table-cell table:style-name="ACE-31" office:value-type="string" calcext:value-type="string">
            <text:p>Mars</text:p>
          </table:table-cell>
          <table:table-cell table:style-name="ACE-31" office:value-type="string" calcext:value-type="string">
            <text:p>Ville.</text:p>
          </table:table-cell>
          <table:table-cell table:style-name="ACE-31" office:value-type="string" calcext:value-type="string">
            <text:p>Victoire.</text:p>
          </table:table-cell>
          <table:table-cell table:style-name="ACE-31" office:value-type="string" calcext:value-type="string">
            <text:p>Fille blonde.</text:p>
          </table:table-cell>
          <table:table-cell table:style-name="ACE-31" office:value-type="string" calcext:value-type="string">
            <text:p>La pensée.</text:p>
          </table:table-cell>
          <table:table-cell table:style-name="ACE-1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13" office:value-type="string" calcext:value-type="string">
            <text:p>Renversé (synthèse)</text:p>
          </table:table-cell>
          <table:table-cell table:style-name="ACE-31" office:value-type="string" calcext:value-type="string">
            <text:p>Homme chatain blond.</text:p>
          </table:table-cell>
          <table:table-cell table:style-name="ACE-31" office:value-type="string" calcext:value-type="string">
            <text:p>Femme chataine blonde.</text:p>
          </table:table-cell>
          <table:table-cell table:style-name="ACE-31" office:value-type="string" calcext:value-type="string">
            <text:p>Garçon chatain blond.</text:p>
          </table:table-cell>
          <table:table-cell table:style-name="ACE-31" office:value-type="string" calcext:value-type="string">
            <text:p>Table extraordinaire.</text:p>
          </table:table-cell>
          <table:table-cell table:style-name="ACE-31" office:value-type="string" calcext:value-type="string">
            <text:p>Héritage.</text:p>
          </table:table-cell>
          <table:table-cell table:style-name="ACE-31" office:value-type="string" calcext:value-type="string">
            <text:p>Ennui.</text:p>
          </table:table-cell>
          <table:table-cell table:style-name="ACE-31" office:value-type="string" calcext:value-type="string">
            <text:p>Fille chataine blonde.</text:p>
          </table:table-cell>
          <table:table-cell table:style-name="ACE-31" office:value-type="string" calcext:value-type="string">
            <text:p>Désir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4" office:value-type="string" calcext:value-type="string">
            <text:p>Le numéro</text:p>
          </table:table-cell>
          <table:table-cell table:style-name="ACE-18" office:value-type="string" calcext:value-type="string">
            <text:p>Remarque, comme Bouton, couture, petite vérole.</text:p>
          </table:table-cell>
          <table:table-cell table:style-name="ACE-18" office:value-type="string" calcext:value-type="string">
            <text:p>Inconstance, foit par caprice, ou par faiblesse suivant le Jeu.</text:p>
          </table:table-cell>
          <table:table-cell table:style-name="ACE-18" office:value-type="string" calcext:value-type="string">
            <text:p>Générosité, de rendre service, donner son bien à tems ou à contre-tems.</text:p>
          </table:table-cell>
          <table:table-cell table:style-name="ACE-27"/>
          <table:table-cell table:style-name="ACE-18" office:value-type="string" calcext:value-type="string">
            <text:p>Envieux, qui l'est, de qui, &amp; de quoi.</text:p>
          </table:table-cell>
          <table:table-cell table:style-name="ACE-18" office:value-type="string" calcext:value-type="string">
            <text:p>Curiosité, vouloir tout savoir.</text:p>
          </table:table-cell>
          <table:table-cell table:style-name="ACE-18" office:value-type="string" calcext:value-type="string">
            <text:p>Fleurs, si on les aime, si on les hait, si on en a reçues en présent.</text:p>
          </table:table-cell>
          <table:table-cell table:style-name="ACE-18" office:value-type="string" calcext:value-type="string">
            <text:p>Coeur, l'on verra s'il est bon, médiocre, mauvais, pour qui il est.</text:p>
          </table:table-cell>
          <table:table-cell table:style-name="ACE-1" table:number-columns-repeated="17"/>
          <table:table-cell table:number-columns-repeated="996"/>
        </table:table-row>
        <table:table-row table:style-name="ro8">
          <table:table-cell table:style-name="ACE-1" table:number-columns-repeated="2"/>
          <table:table-cell table:style-name="ACE-4" office:value-type="string" calcext:value-type="string">
            <text:p>Les noms de vos numéros</text:p>
          </table:table-cell>
          <table:table-cell table:style-name="ACE-18" office:value-type="string" calcext:value-type="string">
            <text:p>Remarque dans la Figure.</text:p>
          </table:table-cell>
          <table:table-cell table:style-name="ACE-18" office:value-type="string" calcext:value-type="string">
            <text:p>Inconstance.</text:p>
          </table:table-cell>
          <table:table-cell table:style-name="ACE-18" office:value-type="string" calcext:value-type="string">
            <text:p>Générosité.</text:p>
          </table:table-cell>
          <table:table-cell table:style-name="ACE-28"/>
          <table:table-cell table:style-name="ACE-18" office:value-type="string" calcext:value-type="string">
            <text:p>Envieux.</text:p>
          </table:table-cell>
          <table:table-cell table:style-name="ACE-18" office:value-type="string" calcext:value-type="string">
            <text:p>Curiosité.</text:p>
          </table:table-cell>
          <table:table-cell table:style-name="ACE-18" office:value-type="string" calcext:value-type="string">
            <text:p>Fleurs.</text:p>
          </table:table-cell>
          <table:table-cell table:style-name="ACE-18" office:value-type="string" calcext:value-type="string">
            <text:p>Coeur.</text:p>
          </table:table-cell>
          <table:table-cell table:style-name="ACE-1" table:number-columns-repeated="17"/>
          <table:table-cell table:number-columns-repeated="996"/>
        </table:table-row>
        <table:table-row table:style-name="ro11">
          <table:table-cell table:style-name="ACE-1" table:number-columns-repeated="2"/>
          <table:table-cell table:style-name="ACE-4" office:value-type="string" calcext:value-type="string">
            <text:p>Le numéro renversé</text:p>
          </table:table-cell>
          <table:table-cell table:style-name="ce28" office:value-type="string" calcext:value-type="string" table:number-columns-spanned="3" table:number-rows-spanned="1">
            <text:p>Les N° 2, 3, 4, 5, 11, 10, 12 et 15 sont tous parents, l'on compte à mesure et pour qui ils sont.</text:p>
          </table:table-cell>
          <table:covered-table-cell table:number-columns-repeated="2"/>
          <table:table-cell table:style-name="ACE-27"/>
          <table:table-cell table:style-name="ce28" office:value-type="string" calcext:value-type="string">
            <text:p>Mariage forcé, par les Parens, par état, par disette, &amp;c.</text:p>
          </table:table-cell>
          <table:table-cell table:style-name="ce28" office:value-type="string" calcext:value-type="string">
            <text:p>Empêchement dans une affaire, dans une attente, dans un présent ; je ne mets pas tout, &amp;c. mais vous le supposerez en réfléchissant que si bon, &amp;c. vient, il fait valoir toutes les significations sur qui il tombe ; si c'était sur Mauvais, je dirais, selon le Coup du Jeu, votre affaire est bonne mais deviendra mauvaise ; si au contraire, le Mauvais tombais sur Bon, je dirais votre affaire est mauvaise mais elle deviendra bonne.</text:p>
          </table:table-cell>
          <table:table-cell table:style-name="ce28" office:value-type="string" calcext:value-type="string">
            <text:p>Les N° 2, 3, 4, 5, 11, 10, 12 et 15 sont tous parents, l'on compte à mesure et pour qui ils sont.</text:p>
          </table:table-cell>
          <table:table-cell table:style-name="ce28" office:value-type="string" calcext:value-type="string">
            <text:p>Hypocrisie, jouant la dévotion, ou la probité à son profit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4" office:value-type="string" calcext:value-type="string">
            <text:p>Les noms des numéros renversés</text:p>
          </table:table-cell>
          <table:table-cell table:style-name="ce28" office:value-type="string" calcext:value-type="string">
            <text:p>Tuteur.</text:p>
          </table:table-cell>
          <table:table-cell table:style-name="ce28" office:value-type="string" calcext:value-type="string">
            <text:p>Belle-Mère.</text:p>
          </table:table-cell>
          <table:table-cell table:style-name="ce28" office:value-type="string" calcext:value-type="string">
            <text:p>Enfant.</text:p>
          </table:table-cell>
          <table:table-cell table:style-name="ACE-27"/>
          <table:table-cell table:style-name="ce28" office:value-type="string" calcext:value-type="string">
            <text:p>Mariage forcé.</text:p>
          </table:table-cell>
          <table:table-cell table:style-name="ce28" office:value-type="string" calcext:value-type="string">
            <text:p>Empêchement.</text:p>
          </table:table-cell>
          <table:table-cell table:style-name="ce28" office:value-type="string" calcext:value-type="string">
            <text:p>Soeur.</text:p>
          </table:table-cell>
          <table:table-cell table:style-name="ce28" office:value-type="string" calcext:value-type="string">
            <text:p>Hypocrisie.</text:p>
          </table:table-cell>
          <table:table-cell table:style-name="ACE-1" table:number-columns-repeated="17"/>
          <table:table-cell table:number-columns-repeated="996"/>
        </table:table-row>
        <table:table-row table:style-name="AROW-0">
          <table:table-cell/>
          <table:table-cell table:style-name="ACE-1"/>
          <table:table-cell table:style-name="ACE-4" office:value-type="string" calcext:value-type="string">
            <text:p>Rencontres</text:p>
          </table:table-cell>
          <table:table-cell table:style-name="ACE-22" office:value-type="string" calcext:value-type="string">
            <text:p>10 &amp; 21 : Abus</text:p>
          </table:table-cell>
          <table:table-cell table:style-name="ACE-8" office:value-type="string" calcext:value-type="string">
            <text:p>11 &amp; 20 : Outrage</text:p>
          </table:table-cell>
          <table:table-cell table:style-name="ACE-8" office:value-type="string" calcext:value-type="string">
            <text:p>12 &amp; 19 : Politique</text:p>
          </table:table-cell>
          <table:table-cell table:style-name="ACE-27"/>
          <table:table-cell table:style-name="ACE-8" office:value-type="string" calcext:value-type="string">
            <text:p>13 &amp; 18 : Ivrognerie</text:p>
          </table:table-cell>
          <table:table-cell table:style-name="ACE-8" office:value-type="string" calcext:value-type="string">
            <text:p>14 &amp; 17 : Irreligion</text:p>
          </table:table-cell>
          <table:table-cell table:style-name="ACE-8" office:value-type="string" calcext:value-type="string">
            <text:p>15 &amp; 16 : Paix</text:p>
          </table:table-cell>
          <table:table-cell table:style-name="ACE-8" office:value-type="string" calcext:value-type="string">
            <text:p>16 &amp; 16 : Paix</text:p>
          </table:table-cell>
          <table:table-cell table:style-name="ACE-1" table:number-columns-repeated="17"/>
          <table:table-cell table:number-columns-repeated="996"/>
        </table:table-row>
        <table:table-row table:style-name="ro12">
          <table:table-cell table:style-name="ACE-1" table:number-columns-repeated="2"/>
          <table:table-cell table:style-name="ACE-4" office:value-type="string" calcext:value-type="string">
            <text:p>Détail des rencontres</text:p>
          </table:table-cell>
          <table:table-cell table:style-name="ACE-22" office:value-type="string" calcext:value-type="string">
            <text:p>Abus, touchant quoi.</text:p>
          </table:table-cell>
          <table:table-cell table:style-name="ACE-8" office:value-type="string" calcext:value-type="string">
            <text:p>Outrage, d'effets ou de paroles.</text:p>
          </table:table-cell>
          <table:table-cell table:style-name="ACE-8" office:value-type="string" calcext:value-type="string">
            <text:p>Politique, l'on verra si l'on est bon, mauvais, grand, &amp;c.</text:p>
          </table:table-cell>
          <table:table-cell table:style-name="ACE-27"/>
          <table:table-cell table:style-name="ACE-8" office:value-type="string" calcext:value-type="string">
            <text:p>Ivrognerie, ivrogne, ils feront la réflexion eux-mêmes, ce sont des animaux que je déteste.</text:p>
          </table:table-cell>
          <table:table-cell table:style-name="ACE-8" office:value-type="string" calcext:value-type="string">
            <text:p>Irreligion, ce vice est encore plus grand.</text:p>
          </table:table-cell>
          <table:table-cell table:number-columns-repeated="2" table:style-name="ACE-8" office:value-type="string" calcext:value-type="string">
            <text:p>Paix, doit s'entendre à plusieurs significations : celui qui tombe sur Paix, la va chercher et la demande ; Paix après la dispute, si l'on aime la Paix, &amp;c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5"/>
          <table:table-cell table:style-name="ACE-10" office:value-type="string" calcext:value-type="string">
            <text:p>Valable pour les cartes sur leurs assiettes ou renversées</text:p>
          </table:table-cell>
          <table:table-cell table:style-name="ACE-14" office:value-type="string" calcext:value-type="string">
            <text:p>Le Eteilla à côté toujours sur la gauche</text:p>
          </table:table-cell>
          <table:table-cell table:style-name="ACE-25" office:value-type="string" calcext:value-type="string">
            <text:p>Cloître</text:p>
          </table:table-cell>
          <table:table-cell table:style-name="ACE-25" office:value-type="string" calcext:value-type="string">
            <text:p>Plus.</text:p>
          </table:table-cell>
          <table:table-cell table:style-name="ACE-25" office:value-type="string" calcext:value-type="string">
            <text:p>Superstition.</text:p>
          </table:table-cell>
          <table:table-cell table:style-name="ACE-25" office:value-type="string" calcext:value-type="string">
            <text:p>Méfiance</text:p>
          </table:table-cell>
          <table:table-cell table:style-name="ACE-25" office:value-type="string" calcext:value-type="string">
            <text:p>Sincérité.</text:p>
          </table:table-cell>
          <table:table-cell table:style-name="ACE-25" office:value-type="string" calcext:value-type="string">
            <text:p>Désespoir.</text:p>
          </table:table-cell>
          <table:table-cell table:style-name="ACE-25" office:value-type="string" calcext:value-type="string">
            <text:p>Dû</text:p>
          </table:table-cell>
          <table:table-cell table:style-name="ACE-25" office:value-type="string" calcext:value-type="string">
            <text:p>Dettes.</text:p>
          </table:table-cell>
          <table:table-cell table:style-name="ACE-5" table:number-columns-repeated="17"/>
          <table:table-cell table:number-columns-repeated="996"/>
        </table:table-row>
        <table:table-row table:style-name="ro13">
          <table:table-cell table:style-name="ACE-5" table:number-columns-repeated="2"/>
          <table:table-cell table:style-name="ACE-14" office:value-type="string" calcext:value-type="string">
            <text:p>Détail</text:p>
          </table:table-cell>
          <table:table-cell table:style-name="ACE-25" office:value-type="string" calcext:value-type="string">
            <text:p>Cloître, passé ou avenir.</text:p>
          </table:table-cell>
          <table:table-cell table:style-name="ACE-25" office:value-type="string" calcext:value-type="string">
            <text:p>Plus, que l'on espère.</text:p>
          </table:table-cell>
          <table:table-cell table:style-name="ACE-25" office:value-type="string" calcext:value-type="string">
            <text:p>Superstition, croire, par exemple, que mon livre est surnaturel, ce qu'il n'est pas.</text:p>
          </table:table-cell>
          <table:table-cell table:style-name="ACE-25" office:value-type="string" calcext:value-type="string">
            <text:p>Méfiance, de l'avenir, d'être trompé.</text:p>
          </table:table-cell>
          <table:table-cell table:style-name="ACE-25" office:value-type="string" calcext:value-type="string">
            <text:p>Sincérité, parler vrai.</text:p>
          </table:table-cell>
          <table:table-cell table:style-name="ACE-25" office:value-type="string" calcext:value-type="string">
            <text:p>Désespoir, il ne faut qu'un peu de patience : le bien et le mal se succèdent, cela même ne peut être autrement ; rien n'étant parfait dans l'homme.</text:p>
          </table:table-cell>
          <table:table-cell table:style-name="ACE-25" office:value-type="string" calcext:value-type="string">
            <text:p>Dû, l'on nous doit.</text:p>
          </table:table-cell>
          <table:table-cell table:style-name="ACE-25" office:value-type="string" calcext:value-type="string">
            <text:p>Dettes, nous devons, peu, ou beaucoup suivant le Jeu.</text:p>
          </table:table-cell>
          <table:table-cell table:style-name="ACE-5" table:number-columns-repeated="17"/>
          <table:table-cell table:number-columns-repeated="996"/>
        </table:table-row>
        <table:table-row table:style-name="AROW-0">
          <table:table-cell table:style-name="ACE-6" table:number-columns-repeated="2"/>
          <table:table-cell table:style-name="ACE-2" table:number-columns-repeated="9"/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6" table:number-columns-repeated="2"/>
          <table:table-cell table:style-name="ACE-15"/>
          <table:table-cell table:style-name="ACE-15" office:value-type="float" office:value="17" calcext:value-type="float">
            <text:p>17</text:p>
          </table:table-cell>
          <table:table-cell table:style-name="ACE-15" office:value-type="float" office:value="18" calcext:value-type="float">
            <text:p>18</text:p>
          </table:table-cell>
          <table:table-cell table:style-name="ACE-15" office:value-type="float" office:value="19" calcext:value-type="float">
            <text:p>19</text:p>
          </table:table-cell>
          <table:table-cell table:style-name="ACE-29"/>
          <table:table-cell table:style-name="ACE-15" office:value-type="float" office:value="20" calcext:value-type="float">
            <text:p>20</text:p>
          </table:table-cell>
          <table:table-cell table:style-name="ACE-29"/>
          <table:table-cell table:style-name="ACE-15" office:value-type="float" office:value="21" calcext:value-type="float">
            <text:p>21</text:p>
          </table:table-cell>
          <table:table-cell table:style-name="ACE-15" office:value-type="float" office:value="22" calcext:value-type="float">
            <text:p>22</text:p>
          </table:table-cell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32" office:value-type="string" calcext:value-type="string">
            <text:p>Pique</text:p>
          </table:table-cell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" table:number-columns-repeated="17"/>
          <table:table-cell table:number-columns-repeated="996"/>
        </table:table-row>
        <table:table-row table:style-name="ro14">
          <table:table-cell table:style-name="ACE-1" table:number-columns-repeated="2"/>
          <table:table-cell table:style-name="ACE-16" office:value-type="string" calcext:value-type="string">
            <text:p>Sur son assiette</text:p>
          </table:table-cell>
          <table:table-cell table:style-name="ACE-9" office:value-type="string" calcext:value-type="string">
            <text:p>Homme de robes, tout ce qui y a rapport, non ces gens à intrigues du Palais qui n'ont aucune qualité.</text:p>
          </table:table-cell>
          <table:table-cell table:style-name="ACE-9" office:value-type="string" calcext:value-type="string">
            <text:p>Femme veuve.</text:p>
          </table:table-cell>
          <table:table-cell table:style-name="ACE-9" office:value-type="string" calcext:value-type="string">
            <text:p>Ambassadeurs, envoyés.</text:p>
          </table:table-cell>
          <table:table-cell table:style-name="ACE-9" office:value-type="string" calcext:value-type="string">
            <text:p>Vénus, la personne qui aime les plaisirs. C'est encore une suspicion pour le manque de chasteté quoique l'on puisse être amoureux et être chaste.</text:p>
          </table:table-cell>
          <table:table-cell table:style-name="ACE-9" office:value-type="string" calcext:value-type="string">
            <text:p>Pleurs, pour qui.</text:p>
          </table:table-cell>
          <table:table-cell table:style-name="ACE-9" office:value-type="string" calcext:value-type="string">
            <text:p>Ecclésiastiques, cette carte est la mieux combinée de mon jeu : car il foule la mort aux pieds, comme la méprisant, &amp; étant déjà mort au monde, c'est-à-dire aux plaisirs.</text:p>
          </table:table-cell>
          <table:table-cell table:style-name="ACE-9" office:value-type="string" calcext:value-type="string">
            <text:p>Maladie d'esprit, de corps, de bourse, &amp;c.</text:p>
          </table:table-cell>
          <table:table-cell table:style-name="ACE-9" office:value-type="string" calcext:value-type="string">
            <text:p>Espérance de ce qui se présente.</text:p>
          </table:table-cell>
          <table:table-cell table:style-name="ACE-1" table:number-columns-repeated="17"/>
          <table:table-cell table:number-columns-repeated="996"/>
        </table:table-row>
        <table:table-row table:style-name="ro15">
          <table:table-cell table:style-name="ACE-1" table:number-columns-repeated="2"/>
          <table:table-cell table:style-name="ACE-16" office:value-type="string" calcext:value-type="string">
            <text:p>Renversé</text:p>
          </table:table-cell>
          <table:table-cell table:style-name="ACE-9" office:value-type="string" calcext:value-type="string">
            <text:p>Homme veuf.</text:p>
          </table:table-cell>
          <table:table-cell table:style-name="ACE-9" office:value-type="string" calcext:value-type="string">
            <text:p>Femme du monde, vous regarderez si c'est présent, passé ou avenir.</text:p>
          </table:table-cell>
          <table:table-cell table:style-name="ACE-9" office:value-type="string" calcext:value-type="string">
            <text:p>Espions, bien des gens le font eux-mêmes par leur imprudence ou leur trop de paroles.</text:p>
          </table:table-cell>
          <table:table-cell table:style-name="ACE-9" office:value-type="string" calcext:value-type="string">
            <text:p>Grossesse, l'on verra de qui, et de quel enfant, le passé, le présent, et l'avenir.</text:p>
          </table:table-cell>
          <table:table-cell table:style-name="ACE-9" office:value-type="string" calcext:value-type="string">
            <text:p>Perte d'argent, de procès, &amp;c.</text:p>
          </table:table-cell>
          <table:table-cell table:style-name="ACE-9" office:value-type="string" calcext:value-type="string">
            <text:p>Saturne, ce qui signifie mortalité de ce qui tombe sur elle.</text:p>
          </table:table-cell>
          <table:table-cell table:style-name="ACE-9" office:value-type="string" calcext:value-type="string">
            <text:p>Religieuse, femme cloîtrée.</text:p>
          </table:table-cell>
          <table:table-cell table:style-name="ACE-9" office:value-type="string" calcext:value-type="string">
            <text:p>Amitié, l'on voit pour qui ou pourquoi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13" office:value-type="string" calcext:value-type="string">
            <text:p>Sur son assiette (synthèse)</text:p>
          </table:table-cell>
          <table:table-cell table:style-name="ACE-31" office:value-type="string" calcext:value-type="string">
            <text:p>Homme de robe.</text:p>
          </table:table-cell>
          <table:table-cell table:style-name="ACE-31" office:value-type="string" calcext:value-type="string">
            <text:p>Femme veuve.</text:p>
          </table:table-cell>
          <table:table-cell table:style-name="ACE-31" office:value-type="string" calcext:value-type="string">
            <text:p>Envoyé.</text:p>
          </table:table-cell>
          <table:table-cell table:style-name="ACE-31" office:value-type="string" calcext:value-type="string">
            <text:p>Vénus.</text:p>
          </table:table-cell>
          <table:table-cell table:style-name="ACE-31" office:value-type="string" calcext:value-type="string">
            <text:p>Pleurs.</text:p>
          </table:table-cell>
          <table:table-cell table:style-name="ACE-31" office:value-type="string" calcext:value-type="string">
            <text:p>Ecclésiastique.</text:p>
          </table:table-cell>
          <table:table-cell table:style-name="ACE-31" office:value-type="string" calcext:value-type="string">
            <text:p>Maladie.</text:p>
          </table:table-cell>
          <table:table-cell table:style-name="ACE-31" office:value-type="string" calcext:value-type="string">
            <text:p>Espérance.</text:p>
          </table:table-cell>
          <table:table-cell table:style-name="ACE-1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13" office:value-type="string" calcext:value-type="string">
            <text:p>Renversé (synthèse)</text:p>
          </table:table-cell>
          <table:table-cell table:style-name="ACE-31" office:value-type="string" calcext:value-type="string">
            <text:p>Homme veuf.</text:p>
          </table:table-cell>
          <table:table-cell table:style-name="ACE-31" office:value-type="string" calcext:value-type="string">
            <text:p>Femme du monde.</text:p>
          </table:table-cell>
          <table:table-cell table:style-name="ACE-31" office:value-type="string" calcext:value-type="string">
            <text:p>Espion.</text:p>
          </table:table-cell>
          <table:table-cell table:style-name="ACE-31" office:value-type="string" calcext:value-type="string">
            <text:p>Grossesse.</text:p>
          </table:table-cell>
          <table:table-cell table:style-name="ACE-31" office:value-type="string" calcext:value-type="string">
            <text:p>Perte.</text:p>
          </table:table-cell>
          <table:table-cell table:style-name="ACE-31" office:value-type="string" calcext:value-type="string">
            <text:p>Saturne.</text:p>
          </table:table-cell>
          <table:table-cell table:style-name="ACE-31" office:value-type="string" calcext:value-type="string">
            <text:p>Religieuse.</text:p>
          </table:table-cell>
          <table:table-cell table:style-name="ACE-31" office:value-type="string" calcext:value-type="string">
            <text:p>Amitié.</text:p>
          </table:table-cell>
          <table:table-cell table:style-name="ACE-1" table:number-columns-repeated="17"/>
          <table:table-cell table:number-columns-repeated="996"/>
        </table:table-row>
        <table:table-row table:style-name="ro4">
          <table:table-cell table:style-name="ACE-1" table:number-columns-repeated="2"/>
          <table:table-cell table:style-name="ACE-4" office:value-type="string" calcext:value-type="string">
            <text:p>Le numéro</text:p>
          </table:table-cell>
          <table:table-cell table:style-name="ACE-18" office:value-type="string" calcext:value-type="string">
            <text:p>Sciences, l'on verra si on les aime, si on les exerce.</text:p>
          </table:table-cell>
          <table:table-cell table:style-name="ACE-18" office:value-type="string" calcext:value-type="string">
            <text:p>Vie, l'on verra si elle bonne ou mauvaise.</text:p>
          </table:table-cell>
          <table:table-cell table:style-name="ACE-18" office:value-type="string" calcext:value-type="string">
            <text:p>Compagnie, l'on verra de quelle espèce.</text:p>
          </table:table-cell>
          <table:table-cell table:style-name="ACE-27"/>
          <table:table-cell table:style-name="ACE-18" office:value-type="string" calcext:value-type="string">
            <text:p>Jalousie, touchant quel sujet, si elle est bien fondée.</text:p>
          </table:table-cell>
          <table:table-cell table:style-name="ACE-33"/>
          <table:table-cell table:style-name="ACE-18" office:value-type="string" calcext:value-type="string">
            <text:p>Prudence, en quoi.</text:p>
          </table:table-cell>
          <table:table-cell table:style-name="ACE-18" office:value-type="string" calcext:value-type="string">
            <text:p>Force, d'esprit, d'amour, &amp;c.</text:p>
          </table:table-cell>
          <table:table-cell table:style-name="ACE-1" table:number-columns-repeated="17"/>
          <table:table-cell table:number-columns-repeated="996"/>
        </table:table-row>
        <table:table-row table:style-name="ro8">
          <table:table-cell table:style-name="ACE-1" table:number-columns-repeated="2"/>
          <table:table-cell table:style-name="ACE-4" office:value-type="string" calcext:value-type="string">
            <text:p>Les noms de vos numéros</text:p>
          </table:table-cell>
          <table:table-cell table:style-name="ACE-18" office:value-type="string" calcext:value-type="string">
            <text:p>Science.</text:p>
          </table:table-cell>
          <table:table-cell table:style-name="ACE-18" office:value-type="string" calcext:value-type="string">
            <text:p>Vie.</text:p>
          </table:table-cell>
          <table:table-cell table:style-name="ACE-18" office:value-type="string" calcext:value-type="string">
            <text:p>Compagnie.</text:p>
          </table:table-cell>
          <table:table-cell table:style-name="ACE-28"/>
          <table:table-cell table:style-name="ACE-18" office:value-type="string" calcext:value-type="string">
            <text:p>Jalousie.</text:p>
          </table:table-cell>
          <table:table-cell table:style-name="ACE-27"/>
          <table:table-cell table:style-name="ACE-18" office:value-type="string" calcext:value-type="string">
            <text:p>Prudence.</text:p>
          </table:table-cell>
          <table:table-cell table:style-name="ACE-18" office:value-type="string" calcext:value-type="string">
            <text:p>Force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4" office:value-type="string" calcext:value-type="string">
            <text:p>Le numéro renversé</text:p>
          </table:table-cell>
          <table:table-cell table:style-name="ce28" office:value-type="string" calcext:value-type="string">
            <text:p>Faiblesse de bravoure, marque l'homme efféminé.</text:p>
          </table:table-cell>
          <table:table-cell table:style-name="ce28" office:value-type="string" calcext:value-type="string">
            <text:p>Avarice, d'argent de travail, &amp;c.</text:p>
          </table:table-cell>
          <table:table-cell table:style-name="ce28" office:value-type="string" calcext:value-type="string">
            <text:p>Rapt, enlèvement.</text:p>
          </table:table-cell>
          <table:table-cell table:style-name="ACE-27"/>
          <table:table-cell table:style-name="ACE-23" office:value-type="string" calcext:value-type="string">
            <text:p>Feu, Element.</text:p>
          </table:table-cell>
          <table:table-cell table:style-name="ACE-27"/>
          <table:table-cell table:style-name="ce28" office:value-type="string" calcext:value-type="string">
            <text:p>Ambition, de Bien, de Gloire, &amp;c.</text:p>
          </table:table-cell>
          <table:table-cell table:style-name="ce28" office:value-type="string" calcext:value-type="string">
            <text:p>Indécision, ne savoir quel parti prendre, vous consulterez le Jeu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4" office:value-type="string" calcext:value-type="string">
            <text:p>Les noms des numéros renversés</text:p>
          </table:table-cell>
          <table:table-cell table:style-name="ce28" office:value-type="string" calcext:value-type="string">
            <text:p>Faiblesse de bravoure.</text:p>
          </table:table-cell>
          <table:table-cell table:style-name="ce28" office:value-type="string" calcext:value-type="string">
            <text:p>Avarice.</text:p>
          </table:table-cell>
          <table:table-cell table:style-name="ce28" office:value-type="string" calcext:value-type="string">
            <text:p>Rapt.</text:p>
          </table:table-cell>
          <table:table-cell table:style-name="ACE-27"/>
          <table:table-cell table:style-name="ACE-23" office:value-type="string" calcext:value-type="string">
            <text:p>Le Feu.</text:p>
          </table:table-cell>
          <table:table-cell table:style-name="ACE-27"/>
          <table:table-cell table:style-name="ce28" office:value-type="string" calcext:value-type="string">
            <text:p>Ambition.</text:p>
          </table:table-cell>
          <table:table-cell table:style-name="ce28" office:value-type="string" calcext:value-type="string">
            <text:p>Indécision.</text:p>
          </table:table-cell>
          <table:table-cell table:style-name="ACE-1" table:number-columns-repeated="17"/>
          <table:table-cell table:number-columns-repeated="996"/>
        </table:table-row>
        <table:table-row table:style-name="AROW-0">
          <table:table-cell table:style-name="ACE-1"/>
          <table:table-cell table:style-name="ACE-6"/>
          <table:table-cell table:style-name="ACE-4" office:value-type="string" calcext:value-type="string">
            <text:p>Rencontres</text:p>
          </table:table-cell>
          <table:table-cell table:style-name="ACE-8" office:value-type="string" calcext:value-type="string">
            <text:p>14 &amp; 17 : Irreligion</text:p>
          </table:table-cell>
          <table:table-cell table:style-name="ACE-8" office:value-type="string" calcext:value-type="string">
            <text:p>13 &amp; 18 : Ivrognerie</text:p>
          </table:table-cell>
          <table:table-cell table:style-name="ACE-8" office:value-type="string" calcext:value-type="string">
            <text:p>12 &amp; 19 : Politique</text:p>
          </table:table-cell>
          <table:table-cell table:style-name="ACE-27"/>
          <table:table-cell table:style-name="ACE-8" office:value-type="string" calcext:value-type="string">
            <text:p>11 &amp; 20 : Outrage</text:p>
          </table:table-cell>
          <table:table-cell table:style-name="ACE-27"/>
          <table:table-cell table:style-name="ACE-22" office:value-type="string" calcext:value-type="string">
            <text:p>10 &amp; 21 : Abus</text:p>
          </table:table-cell>
          <table:table-cell table:style-name="ACE-8" office:value-type="string" calcext:value-type="string">
            <text:p>9 &amp; 22 : Le Tems</text:p>
          </table:table-cell>
          <table:table-cell table:style-name="ACE-6" table:number-columns-repeated="17"/>
          <table:table-cell table:number-columns-repeated="996"/>
        </table:table-row>
        <table:table-row table:style-name="ro15">
          <table:table-cell table:style-name="ACE-6" table:number-columns-repeated="2"/>
          <table:table-cell table:style-name="ACE-4" office:value-type="string" calcext:value-type="string">
            <text:p>Détail des rencontres</text:p>
          </table:table-cell>
          <table:table-cell table:style-name="ACE-8" office:value-type="string" calcext:value-type="string">
            <text:p>Irreligion, ce vice est encore plus grand.</text:p>
          </table:table-cell>
          <table:table-cell table:style-name="ACE-8" office:value-type="string" calcext:value-type="string">
            <text:p>Ivrognerie, ivrogne, ils feront la réflexion eux-mêmes, ce sont des animaux que je déteste.</text:p>
          </table:table-cell>
          <table:table-cell table:style-name="ACE-8" office:value-type="string" calcext:value-type="string">
            <text:p>Politique, l'on verra si l'on est bon, mauvais, grand, &amp;c.</text:p>
          </table:table-cell>
          <table:table-cell table:style-name="ACE-27"/>
          <table:table-cell table:style-name="ACE-8" office:value-type="string" calcext:value-type="string">
            <text:p>Outrage, d'effets ou de paroles.</text:p>
          </table:table-cell>
          <table:table-cell table:style-name="ACE-27"/>
          <table:table-cell table:style-name="ACE-22" office:value-type="string" calcext:value-type="string">
            <text:p>Abus, touchant quoi.</text:p>
          </table:table-cell>
          <table:table-cell table:style-name="ACE-8" office:value-type="string" calcext:value-type="string">
            <text:p>Le Temps, l'on verra à quoi on le passe.</text:p>
          </table:table-cell>
          <table:table-cell table:style-name="ACE-6" table:number-columns-repeated="17"/>
          <table:table-cell table:number-columns-repeated="996"/>
        </table:table-row>
        <table:table-row table:style-name="ro5">
          <table:table-cell table:style-name="ACE-5"/>
          <table:table-cell table:style-name="ACE-10" office:value-type="string" calcext:value-type="string">
            <text:p>Valable pour les cartes sur leurs assiettes ou renversées</text:p>
          </table:table-cell>
          <table:table-cell table:style-name="ACE-14" office:value-type="string" calcext:value-type="string">
            <text:p>Le Eteilla à côté toujours sur la gauche</text:p>
          </table:table-cell>
          <table:table-cell table:style-name="ACE-25" office:value-type="string" calcext:value-type="string">
            <text:p>Innocent dans les fers</text:p>
          </table:table-cell>
          <table:table-cell table:style-name="ACE-25" office:value-type="string" calcext:value-type="string">
            <text:p>Cocuage.</text:p>
          </table:table-cell>
          <table:table-cell table:style-name="ACE-25" office:value-type="string" calcext:value-type="string">
            <text:p>Mariage double.</text:p>
          </table:table-cell>
          <table:table-cell table:style-name="ACE-25" office:value-type="string" calcext:value-type="string">
            <text:p>Abandon.</text:p>
          </table:table-cell>
          <table:table-cell table:style-name="ACE-25" office:value-type="string" calcext:value-type="string">
            <text:p>Inhumanité.</text:p>
          </table:table-cell>
          <table:table-cell table:style-name="ACE-25" office:value-type="string" calcext:value-type="string">
            <text:p>Humanité.</text:p>
          </table:table-cell>
          <table:table-cell table:style-name="ACE-25" office:value-type="string" calcext:value-type="string">
            <text:p>Solitude.</text:p>
          </table:table-cell>
          <table:table-cell table:style-name="ACE-25" office:value-type="string" calcext:value-type="string">
            <text:p>Procès.</text:p>
          </table:table-cell>
          <table:table-cell table:style-name="ACE-5" table:number-columns-repeated="17"/>
          <table:table-cell table:number-columns-repeated="996"/>
        </table:table-row>
        <table:table-row table:style-name="ro5">
          <table:table-cell table:style-name="ACE-5" table:number-columns-repeated="2"/>
          <table:table-cell table:style-name="ACE-14" office:value-type="string" calcext:value-type="string">
            <text:p>Détail</text:p>
          </table:table-cell>
          <table:table-cell table:style-name="ACE-25" office:value-type="string" calcext:value-type="string">
            <text:p>Innocents dans les fers, faut voir qui le retient.</text:p>
          </table:table-cell>
          <table:table-cell table:style-name="ACE-25" office:value-type="string" calcext:value-type="string">
            <text:p>Cocuage, à homme cocu, femme p., femme cocuelle, homme libertin.</text:p>
          </table:table-cell>
          <table:table-cell table:style-name="ACE-25" office:value-type="string" calcext:value-type="string">
            <text:p>Mariage double, l'on a été, l'on est, ou l'on sera plusieurs fois marié.</text:p>
          </table:table-cell>
          <table:table-cell table:style-name="ACE-25" office:value-type="string" calcext:value-type="string">
            <text:p>Abandon, de foi, de ses biens, de ses enfants.</text:p>
          </table:table-cell>
          <table:table-cell table:style-name="ACE-25" office:value-type="string" calcext:value-type="string">
            <text:p>Inhumanité, être cruel.</text:p>
          </table:table-cell>
          <table:table-cell table:style-name="ACE-25" office:value-type="string" calcext:value-type="string">
            <text:p>Humanité, être humain</text:p>
          </table:table-cell>
          <table:table-cell table:style-name="ACE-25" office:value-type="string" calcext:value-type="string">
            <text:p>Solitude, l'aimer ou la haïr.</text:p>
          </table:table-cell>
          <table:table-cell table:style-name="ACE-25" office:value-type="string" calcext:value-type="string">
            <text:p>Procès, avec qui, sur quoi, si l'on gagnera.</text:p>
          </table:table-cell>
          <table:table-cell table:style-name="ACE-5" table:number-columns-repeated="17"/>
          <table:table-cell table:number-columns-repeated="996"/>
        </table:table-row>
        <table:table-row table:style-name="ro10">
          <table:table-cell table:style-name="ACE-6" table:number-columns-repeated="2"/>
          <table:table-cell table:style-name="ACE-17" table:number-columns-repeated="6"/>
          <table:table-cell table:style-name="ACE-8" office:value-type="string" calcext:value-type="string">
            <text:p>Il est une autre manière de voir un mariage : c'est le Neuf de Pique sur son assiette entre Garçon et Fille.</text:p>
          </table:table-cell>
          <table:table-cell table:style-name="ACE-17" table:number-columns-repeated="2"/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6" table:number-columns-repeated="2"/>
          <table:table-cell table:style-name="ACE-17" table:number-columns-repeated="9"/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6" table:number-columns-repeated="2"/>
          <table:table-cell table:style-name="ACE-15"/>
          <table:table-cell table:style-name="ACE-15" office:value-type="float" office:value="23" calcext:value-type="float">
            <text:p>23</text:p>
          </table:table-cell>
          <table:table-cell table:style-name="ACE-15" office:value-type="float" office:value="24" calcext:value-type="float">
            <text:p>24</text:p>
          </table:table-cell>
          <table:table-cell table:style-name="ACE-15" office:value-type="float" office:value="25" calcext:value-type="float">
            <text:p>25</text:p>
          </table:table-cell>
          <table:table-cell table:style-name="ACE-15" office:value-type="float" office:value="26" calcext:value-type="float">
            <text:p>26</text:p>
          </table:table-cell>
          <table:table-cell table:style-name="ACE-15" office:value-type="float" office:value="27" calcext:value-type="float">
            <text:p>27</text:p>
          </table:table-cell>
          <table:table-cell table:style-name="ACE-15" office:value-type="float" office:value="28" calcext:value-type="float">
            <text:p>28</text:p>
          </table:table-cell>
          <table:table-cell table:style-name="ACE-15" office:value-type="float" office:value="29" calcext:value-type="float">
            <text:p>29</text:p>
          </table:table-cell>
          <table:table-cell table:style-name="ACE-15" office:value-type="float" office:value="30" calcext:value-type="float">
            <text:p>30</text:p>
          </table:table-cell>
          <table:table-cell table:style-name="ACE-6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32" office:value-type="string" calcext:value-type="string">
            <text:p>Trèfle</text:p>
          </table:table-cell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16" office:value-type="string" calcext:value-type="string">
            <text:p>Sur son assiette</text:p>
          </table:table-cell>
          <table:table-cell table:number-columns-repeated="3"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Bourse d'argent ; c'est-à-dire beaucoup d'argent.</text:p>
          </table:table-cell>
          <table:table-cell table:style-name="ACE-9" office:value-type="string" calcext:value-type="string">
            <text:p>Maison, où l'on existe.</text:p>
          </table:table-cell>
          <table:table-cell table:style-name="ACE-9" office:value-type="string" calcext:value-type="string">
            <text:p>Effet, comme bijoux, meubles, habillements.</text:p>
          </table:table-cell>
          <table:table-cell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Argent monnayé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16" office:value-type="string" calcext:value-type="string">
            <text:p>Renversé</text:p>
          </table:table-cell>
          <table:table-cell table:number-columns-repeated="3"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Noblesse, l'on verra pour quoi.</text:p>
          </table:table-cell>
          <table:table-cell table:style-name="ACE-9" office:value-type="string" calcext:value-type="string">
            <text:p>Amant, amoureux.</text:p>
          </table:table-cell>
          <table:table-cell table:style-name="ACE-9" office:value-type="string" calcext:value-type="string">
            <text:p>Un présent, on verra si on le reçoit, ou si on le donne, et de qui c'est.</text:p>
          </table:table-cell>
          <table:table-cell table:style-name="ACE-9" office:value-type="string" calcext:value-type="string">
            <text:p>Particulier</text:p>
          </table:table-cell>
          <table:table-cell table:style-name="ACE-9" office:value-type="string" calcext:value-type="string">
            <text:p>Embarrés d'affaires, d'argent, d'occupations, de ménage, &amp;c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13" office:value-type="string" calcext:value-type="string">
            <text:p>Sur son assiette (synthèse)</text:p>
          </table:table-cell>
          <table:table-cell table:style-name="ACE-31" office:value-type="string" calcext:value-type="string">
            <text:p>Homme brun.</text:p>
          </table:table-cell>
          <table:table-cell table:style-name="ACE-31" office:value-type="string" calcext:value-type="string">
            <text:p>Femme brune.</text:p>
          </table:table-cell>
          <table:table-cell table:style-name="ACE-31" office:value-type="string" calcext:value-type="string">
            <text:p>Garçon brun.</text:p>
          </table:table-cell>
          <table:table-cell table:style-name="ACE-31" office:value-type="string" calcext:value-type="string">
            <text:p>Bourse d'argent.</text:p>
          </table:table-cell>
          <table:table-cell table:style-name="ACE-31" office:value-type="string" calcext:value-type="string">
            <text:p>Maison.</text:p>
          </table:table-cell>
          <table:table-cell table:style-name="ACE-31" office:value-type="string" calcext:value-type="string">
            <text:p>Effet.</text:p>
          </table:table-cell>
          <table:table-cell table:style-name="ACE-31" office:value-type="string" calcext:value-type="string">
            <text:p>Fille brune.</text:p>
          </table:table-cell>
          <table:table-cell table:style-name="ACE-31" office:value-type="string" calcext:value-type="string">
            <text:p>Argent.</text:p>
          </table:table-cell>
          <table:table-cell table:style-name="ACE-1" table:number-columns-repeated="17"/>
          <table:table-cell table:number-columns-repeated="996"/>
        </table:table-row>
        <table:table-row table:style-name="AROW-0">
          <table:table-cell table:style-name="ACE-1" table:number-columns-repeated="2"/>
          <table:table-cell table:style-name="ACE-13" office:value-type="string" calcext:value-type="string">
            <text:p>Renversé (synthèse)</text:p>
          </table:table-cell>
          <table:table-cell table:style-name="ACE-31" office:value-type="string" calcext:value-type="string">
            <text:p>Homme chatain brun.</text:p>
          </table:table-cell>
          <table:table-cell table:style-name="ACE-31" office:value-type="string" calcext:value-type="string">
            <text:p>Femme chataine brune.</text:p>
          </table:table-cell>
          <table:table-cell table:style-name="ACE-31" office:value-type="string" calcext:value-type="string">
            <text:p>Garçon chatain brun.</text:p>
          </table:table-cell>
          <table:table-cell table:style-name="ACE-31" office:value-type="string" calcext:value-type="string">
            <text:p>Noblesse.</text:p>
          </table:table-cell>
          <table:table-cell table:style-name="ACE-31" office:value-type="string" calcext:value-type="string">
            <text:p>Amant.</text:p>
          </table:table-cell>
          <table:table-cell table:style-name="ACE-31" office:value-type="string" calcext:value-type="string">
            <text:p>Un présent.</text:p>
          </table:table-cell>
          <table:table-cell table:style-name="ACE-31" office:value-type="string" calcext:value-type="string">
            <text:p>Fille chataine brune.</text:p>
          </table:table-cell>
          <table:table-cell table:style-name="ACE-31" office:value-type="string" calcext:value-type="string">
            <text:p>Embarras.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1" table:number-columns-repeated="2"/>
          <table:table-cell table:style-name="ACE-4" office:value-type="string" calcext:value-type="string">
            <text:p>Le numéro</text:p>
          </table:table-cell>
          <table:table-cell table:style-name="ACE-18" office:value-type="string" calcext:value-type="string">
            <text:p>Moins, dans l'argent, les affaires, ou la prison fera moins que l'on ne pense.</text:p>
          </table:table-cell>
          <table:table-cell table:style-name="ACE-18" office:value-type="string" calcext:value-type="string">
            <text:p>Bavard, trop parler.</text:p>
          </table:table-cell>
          <table:table-cell table:style-name="ACE-18" office:value-type="string" calcext:value-type="string">
            <text:p>Esprit, grand, fort ou faible.</text:p>
          </table:table-cell>
          <table:table-cell table:style-name="ACE-18" office:value-type="string" calcext:value-type="string">
            <text:p>Orphelin, de père ou de mère, ou des deux.</text:p>
          </table:table-cell>
          <table:table-cell table:style-name="ACE-24" office:value-type="string" calcext:value-type="string">
            <text:p>Avenir, tems qui viendra.</text:p>
          </table:table-cell>
          <table:table-cell table:style-name="ACE-18" office:value-type="string" calcext:value-type="string">
            <text:p>Indiscrétion, de secret, de vice, de bonté, de table.</text:p>
          </table:table-cell>
          <table:table-cell table:style-name="ACE-18" office:value-type="string" calcext:value-type="string">
            <text:p>Art, artiste.</text:p>
          </table:table-cell>
          <table:table-cell table:style-name="ACE-18" office:value-type="string" calcext:value-type="string">
            <text:p>Haîne, l'on en veut, ou vous en voulez, suivant le Jeu.</text:p>
          </table:table-cell>
          <table:table-cell table:style-name="ACE-1" table:number-columns-repeated="17"/>
          <table:table-cell table:number-columns-repeated="996"/>
        </table:table-row>
        <table:table-row table:style-name="ro8">
          <table:table-cell table:style-name="ACE-1" table:number-columns-repeated="2"/>
          <table:table-cell table:style-name="ACE-4" office:value-type="string" calcext:value-type="string">
            <text:p>Les noms de vos numéros</text:p>
          </table:table-cell>
          <table:table-cell table:style-name="ACE-18" office:value-type="string" calcext:value-type="string">
            <text:p>Moins.</text:p>
          </table:table-cell>
          <table:table-cell table:style-name="ACE-18" office:value-type="string" calcext:value-type="string">
            <text:p>Bavard.</text:p>
          </table:table-cell>
          <table:table-cell table:style-name="ACE-18" office:value-type="string" calcext:value-type="string">
            <text:p>Esprit.</text:p>
          </table:table-cell>
          <table:table-cell table:style-name="ACE-30" office:value-type="string" calcext:value-type="string">
            <text:p>Orphelin.</text:p>
          </table:table-cell>
          <table:table-cell table:style-name="ACE-24" office:value-type="string" calcext:value-type="string">
            <text:p>L'Avenir.</text:p>
          </table:table-cell>
          <table:table-cell table:style-name="ACE-18" office:value-type="string" calcext:value-type="string">
            <text:p>Indiscrétion.</text:p>
          </table:table-cell>
          <table:table-cell table:style-name="ACE-18" office:value-type="string" calcext:value-type="string">
            <text:p>Art.</text:p>
          </table:table-cell>
          <table:table-cell table:style-name="ACE-18" office:value-type="string" calcext:value-type="string">
            <text:p>Haîne.</text:p>
          </table:table-cell>
          <table:table-cell table:style-name="ACE-1" table:number-columns-repeated="17"/>
          <table:table-cell table:number-columns-repeated="996"/>
        </table:table-row>
        <table:table-row table:style-name="ro10">
          <table:table-cell table:style-name="ACE-1" table:number-columns-repeated="2"/>
          <table:table-cell table:style-name="ACE-4" office:value-type="string" calcext:value-type="string">
            <text:p>Le numéro renversé</text:p>
          </table:table-cell>
          <table:table-cell table:style-name="ce28" office:value-type="string" calcext:value-type="string">
            <text:p>Homme marié.</text:p>
          </table:table-cell>
          <table:table-cell table:style-name="ce28" office:value-type="string" calcext:value-type="string">
            <text:p>Femme mariée.</text:p>
          </table:table-cell>
          <table:table-cell table:style-name="ce28" office:value-type="string" calcext:value-type="string">
            <text:p>Frère, l'on verra, comme aux autres parens, à qui est ce frère.</text:p>
          </table:table-cell>
          <table:table-cell table:style-name="ce28" office:value-type="string" calcext:value-type="string">
            <text:p>Rancune, ne pas pardonner.</text:p>
          </table:table-cell>
          <table:table-cell table:style-name="ACE-24" office:value-type="string" calcext:value-type="string">
            <text:p>Le passé, temps qui a été.</text:p>
          </table:table-cell>
          <table:table-cell table:style-name="ce28" office:value-type="string" calcext:value-type="string">
            <text:p>Jeux, joueur, homme paresseux, qui croît posséder toutes les douceurs de la vie en jouant.</text:p>
          </table:table-cell>
          <table:table-cell table:style-name="ce28" office:value-type="string" calcext:value-type="string">
            <text:p>Eloignement, l'on verra s'il est de bonne volonté, ou forcé, ou exil.</text:p>
          </table:table-cell>
          <table:table-cell table:style-name="ACE-23" office:value-type="string" calcext:value-type="string">
            <text:p>La Terre, Element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4" office:value-type="string" calcext:value-type="string">
            <text:p>Les noms des numéros renversés</text:p>
          </table:table-cell>
          <table:table-cell table:style-name="ce28" office:value-type="string" calcext:value-type="string">
            <text:p>Epoux.</text:p>
          </table:table-cell>
          <table:table-cell table:style-name="ce28" office:value-type="string" calcext:value-type="string">
            <text:p>Epouse.</text:p>
          </table:table-cell>
          <table:table-cell table:style-name="ce28" office:value-type="string" calcext:value-type="string">
            <text:p>Frère.</text:p>
          </table:table-cell>
          <table:table-cell table:style-name="ce28" office:value-type="string" calcext:value-type="string">
            <text:p>Rancune.</text:p>
          </table:table-cell>
          <table:table-cell table:style-name="ACE-24" office:value-type="string" calcext:value-type="string">
            <text:p>Le Passé.</text:p>
          </table:table-cell>
          <table:table-cell table:style-name="ce28" office:value-type="string" calcext:value-type="string">
            <text:p>Jeux.</text:p>
          </table:table-cell>
          <table:table-cell table:style-name="ce28" office:value-type="string" calcext:value-type="string">
            <text:p>Eloignement.</text:p>
          </table:table-cell>
          <table:table-cell table:style-name="ACE-23" office:value-type="string" calcext:value-type="string">
            <text:p>La Terre.</text:p>
          </table:table-cell>
          <table:table-cell table:style-name="ACE-1" table:number-columns-repeated="17"/>
          <table:table-cell table:number-columns-repeated="996"/>
        </table:table-row>
        <table:table-row table:style-name="ro6">
          <table:table-cell table:style-name="ACE-1" table:number-columns-repeated="2"/>
          <table:table-cell table:style-name="ACE-4" office:value-type="string" calcext:value-type="string">
            <text:p>Rencontres</text:p>
          </table:table-cell>
          <table:table-cell table:style-name="ACE-8" office:value-type="string" calcext:value-type="string">
            <text:p>8 &amp; 23 : Foi</text:p>
          </table:table-cell>
          <table:table-cell table:style-name="ACE-8" office:value-type="string" calcext:value-type="string">
            <text:p>7 &amp; 24 : Désunion</text:p>
          </table:table-cell>
          <table:table-cell table:style-name="ACE-8" office:value-type="string" calcext:value-type="string">
            <text:p>6 &amp; 25 : Cession de tous chagrins</text:p>
          </table:table-cell>
          <table:table-cell table:style-name="ACE-8" office:value-type="string" calcext:value-type="string">
            <text:p>5 &amp; 26 : Mauvais</text:p>
          </table:table-cell>
          <table:table-cell table:style-name="ACE-8" office:value-type="string" calcext:value-type="string">
            <text:p>4 &amp; 27 : Généalogie</text:p>
          </table:table-cell>
          <table:table-cell table:style-name="ACE-8" office:value-type="string" calcext:value-type="string">
            <text:p>3 &amp; 28 : Vie extraordinaire</text:p>
          </table:table-cell>
          <table:table-cell table:style-name="ACE-8" office:value-type="string" calcext:value-type="string">
            <text:p>2 &amp; 29 : Voleur</text:p>
          </table:table-cell>
          <table:table-cell table:style-name="ACE-8" office:value-type="string" calcext:value-type="string">
            <text:p>1 &amp; 30 : Bâtards</text:p>
          </table:table-cell>
          <table:table-cell table:style-name="ACE-1" table:number-columns-repeated="17"/>
          <table:table-cell table:number-columns-repeated="996"/>
        </table:table-row>
        <table:table-row table:style-name="ro4">
          <table:table-cell table:style-name="ACE-1" table:number-columns-repeated="2"/>
          <table:table-cell table:style-name="ACE-4" office:value-type="string" calcext:value-type="string">
            <text:p>Détail des rencontres</text:p>
          </table:table-cell>
          <table:table-cell table:style-name="ACE-8" office:value-type="string" calcext:value-type="string">
            <text:p>Foi, promesse, bonne ou mauvaise.</text:p>
          </table:table-cell>
          <table:table-cell table:style-name="ACE-8" office:value-type="string" calcext:value-type="string">
            <text:p>Désunion, d'amis, de société, de ménage.</text:p>
          </table:table-cell>
          <table:table-cell table:style-name="ACE-8" office:value-type="string" calcext:value-type="string">
            <text:p>Cession, de tous chagrins, d'affaires, &amp;c.</text:p>
          </table:table-cell>
          <table:table-cell table:style-name="ACE-8"/>
          <table:table-cell table:style-name="ACE-8" office:value-type="string" calcext:value-type="string">
            <text:p>Généalogie, l'on verra si elle est bonne ou mauvaise.</text:p>
          </table:table-cell>
          <table:table-cell table:style-name="ACE-8" office:value-type="string" calcext:value-type="string">
            <text:p>Vie extraordinaire, en bien ou en mal, selon le Jeu</text:p>
          </table:table-cell>
          <table:table-cell table:style-name="ACE-8" office:value-type="string" calcext:value-type="string">
            <text:p>Voleur, l'on verra de quoi et s'il est mal accompagné.</text:p>
          </table:table-cell>
          <table:table-cell table:style-name="ACE-8" office:value-type="string" calcext:value-type="string">
            <text:p>Batard : N'empêche point la probité, les sentiments</text:p>
          </table:table-cell>
          <table:table-cell table:style-name="ACE-1" table:number-columns-repeated="17"/>
          <table:table-cell table:number-columns-repeated="996"/>
        </table:table-row>
        <table:table-row table:style-name="ro5">
          <table:table-cell table:style-name="ACE-5"/>
          <table:table-cell table:style-name="ACE-10" office:value-type="string" calcext:value-type="string">
            <text:p>Valable pour les cartes sur leurs assiettes ou renversées</text:p>
          </table:table-cell>
          <table:table-cell table:style-name="ACE-14" office:value-type="string" calcext:value-type="string">
            <text:p>Le Eteilla à côté toujours sur la gauche</text:p>
          </table:table-cell>
          <table:table-cell table:style-name="ACE-25" office:value-type="string" calcext:value-type="string">
            <text:p>Inimitié.</text:p>
          </table:table-cell>
          <table:table-cell table:style-name="ACE-25" office:value-type="string" calcext:value-type="string">
            <text:p>Injustice.</text:p>
          </table:table-cell>
          <table:table-cell table:style-name="ACE-25" office:value-type="string" calcext:value-type="string">
            <text:p>Flatterie.</text:p>
          </table:table-cell>
          <table:table-cell table:style-name="ACE-25" office:value-type="string" calcext:value-type="string">
            <text:p>Prison.</text:p>
          </table:table-cell>
          <table:table-cell table:style-name="ACE-25" office:value-type="string" calcext:value-type="string">
            <text:p>Grand.</text:p>
          </table:table-cell>
          <table:table-cell table:style-name="ACE-25" office:value-type="string" calcext:value-type="string">
            <text:p>Ingratitude.</text:p>
          </table:table-cell>
          <table:table-cell table:style-name="ACE-25" office:value-type="string" calcext:value-type="string">
            <text:p>Faiblesse.</text:p>
          </table:table-cell>
          <table:table-cell table:style-name="ACE-25" office:value-type="string" calcext:value-type="string">
            <text:p>Imagination.</text:p>
          </table:table-cell>
          <table:table-cell table:style-name="ACE-5" table:number-columns-repeated="17"/>
          <table:table-cell table:number-columns-repeated="996"/>
        </table:table-row>
        <table:table-row table:style-name="ro15">
          <table:table-cell table:style-name="ACE-5" table:number-columns-repeated="2"/>
          <table:table-cell table:style-name="ACE-14" office:value-type="string" calcext:value-type="string">
            <text:p>Détail</text:p>
          </table:table-cell>
          <table:table-cell table:style-name="ACE-25" office:value-type="string" calcext:value-type="string">
            <text:p>Inimitié, ne dit pas haîn, c'est le milieu.</text:p>
          </table:table-cell>
          <table:table-cell table:style-name="ACE-25" office:value-type="string" calcext:value-type="string">
            <text:p>Injustice, si l'on nous l'a faite, ou bien nous.</text:p>
          </table:table-cell>
          <table:table-cell table:style-name="ACE-25" office:value-type="string" calcext:value-type="string">
            <text:p>Flatterie, être flatteur, mal parler pour se faire bien venir.</text:p>
          </table:table-cell>
          <table:table-cell table:style-name="ACE-25" office:value-type="string" calcext:value-type="string">
            <text:p>Prison, lieu où l'on perd, en y entrant, la moitié de sa vie &amp; où l'on a bien de la peine à conserver l'autre.</text:p>
          </table:table-cell>
          <table:table-cell table:style-name="ACE-25" office:value-type="string" calcext:value-type="string">
            <text:p>Grand, de coeur, d'âme.</text:p>
          </table:table-cell>
          <table:table-cell table:style-name="ACE-25" office:value-type="string" calcext:value-type="string">
            <text:p>Ingratitude, l'on voit qui est ingrat.</text:p>
          </table:table-cell>
          <table:table-cell table:style-name="ACE-25" office:value-type="string" calcext:value-type="string">
            <text:p>Faiblesse, d'esprit, de bon coeur.</text:p>
          </table:table-cell>
          <table:table-cell table:style-name="ACE-25" office:value-type="string" calcext:value-type="string">
            <text:p>Imagination, imaginer des choses vagues et sensibles, se frapper l'idée.</text:p>
          </table:table-cell>
          <table:table-cell table:style-name="ACE-5" table:number-columns-repeated="17"/>
          <table:table-cell table:number-columns-repeated="996"/>
        </table:table-row>
        <table:table-row table:style-name="AROW-0" table:number-rows-repeated="964">
          <table:table-cell table:style-name="ACE-1" table:number-columns-repeated="2"/>
          <table:table-cell table:style-name="ACE-11"/>
          <table:table-cell table:style-name="ACE-1" table:number-columns-repeated="25"/>
          <table:table-cell table:number-columns-repeated="996"/>
        </table:table-row>
        <table:table-row table:style-name="ro16" table:number-rows-repeated="104754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Print_Area" table:base-cell-address="$'Petit Etteilla'.$A$1" table:expression="#REF!"/>
          <table:named-expression table:name="Sheet_Title" table:base-cell-address="$'Petit Etteilla'.$A$1" table:expression="&quot;Petit Etteilla&quot;"/>
        </table:named-expressions>
      </table:table>
      <table:table table:name="Cartes ensemble" table:style-name="ta-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ACOL-4" table:default-cell-style-name="ce14"/>
        <table:table-column table:style-name="ACOL-5" table:number-columns-repeated="8" table:default-cell-style-name="ce14"/>
        <table:table-column table:style-name="ACOL-0" table:number-columns-repeated="1015" table:default-cell-style-name="ce14"/>
        <table:table-row table:style-name="AROW-0">
          <table:table-cell table:style-name="ACE-1" table:number-columns-repeated="26"/>
          <table:table-cell table:number-columns-repeated="998"/>
        </table:table-row>
        <table:table-row table:style-name="ro17">
          <table:table-cell table:style-name="ACE-1"/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" table:number-columns-repeated="17"/>
          <table:table-cell table:number-columns-repeated="998"/>
        </table:table-row>
        <table:table-row table:style-name="ro18">
          <table:table-cell table:style-name="ce41" office:value-type="string" calcext:value-type="string">
            <text:p>4 sur leurs assiettes - Synthèse</text:p>
          </table:table-cell>
          <table:table-cell table:style-name="ACE-8" office:value-type="string" calcext:value-type="string">
            <text:p>Grand honneur.</text:p>
          </table:table-cell>
          <table:table-cell table:style-name="ACE-8" office:value-type="string" calcext:value-type="string">
            <text:p>Grand pour parler</text:p>
          </table:table-cell>
          <table:table-cell table:style-name="ACE-8" office:value-type="string" calcext:value-type="string">
            <text:p>Maladie contagieuse.</text:p>
          </table:table-cell>
          <table:table-cell table:style-name="ACE-8" office:value-type="string" calcext:value-type="string">
            <text:p>Loterie.</text:p>
          </table:table-cell>
          <table:table-cell table:style-name="ACE-8" office:value-type="string" calcext:value-type="string">
            <text:p>Repris de justice.</text:p>
          </table:table-cell>
          <table:table-cell table:style-name="ACE-8" office:value-type="string" calcext:value-type="string">
            <text:p>Bon citoyen.</text:p>
          </table:table-cell>
          <table:table-cell table:style-name="ACE-8" office:value-type="string" calcext:value-type="string">
            <text:p>Revers.</text:p>
          </table:table-cell>
          <table:table-cell table:style-name="ACE-8" office:value-type="string" calcext:value-type="string">
            <text:p><text:s/>Intrigues.</text:p>
          </table:table-cell>
          <table:table-cell table:style-name="ACE-1" table:number-columns-repeated="17"/>
          <table:table-cell table:number-columns-repeated="998"/>
        </table:table-row>
        <table:table-row table:style-name="ro19">
          <table:table-cell table:style-name="ce41" office:value-type="string" calcext:value-type="string">
            <text:p>4 sur leurs assiettes - Détail</text:p>
          </table:table-cell>
          <table:table-cell table:style-name="ACE-8" office:value-type="string" calcext:value-type="string">
            <text:p>Grand honneur, suivant l'état de la personne.</text:p>
          </table:table-cell>
          <table:table-cell table:style-name="ACE-8" office:value-type="string" calcext:value-type="string">
            <text:p>Grand pour parle, négociation d'affaires, &amp;c.</text:p>
          </table:table-cell>
          <table:table-cell table:style-name="ACE-8" office:value-type="string" calcext:value-type="string">
            <text:p>Maladies, qui se gagnent, comme le scorbut ou la petite vérole.</text:p>
          </table:table-cell>
          <table:table-cell table:style-name="ACE-8" office:value-type="string" calcext:value-type="string">
            <text:p>L'on voit si l'on y gagnera ou si l'on y met beaucoup, suivant le Jeu.</text:p>
          </table:table-cell>
          <table:table-cell table:style-name="ACE-8" office:value-type="string" calcext:value-type="string">
            <text:p>Repris de justice, comment, ou dans le passé, dans l'avenir.</text:p>
          </table:table-cell>
          <table:table-cell table:style-name="ACE-8" office:value-type="string" calcext:value-type="string">
            <text:p>Bon citoyen, être utile à sa Patrie, en général, ou en particulier.</text:p>
          </table:table-cell>
          <table:table-cell table:style-name="ACE-8" office:value-type="string" calcext:value-type="string">
            <text:p>Revers, choses auxquelles l'on devrait souvent s'attendre, &amp; auxquelles l'on ne pense point.</text:p>
          </table:table-cell>
          <table:table-cell table:style-name="ACE-8" office:value-type="string" calcext:value-type="string">
            <text:p>Intrigues, soit au bien, soit au mal.</text:p>
          </table:table-cell>
          <table:table-cell table:style-name="ACE-1" table:number-columns-repeated="17"/>
          <table:table-cell table:number-columns-repeated="998"/>
        </table:table-row>
        <table:table-row table:style-name="ro18">
          <table:table-cell table:style-name="ce42" office:value-type="string" calcext:value-type="string">
            <text:p>3 sur leurs assiettes - Synthèse</text:p>
          </table:table-cell>
          <table:table-cell table:style-name="ACE-8" office:value-type="string" calcext:value-type="string">
            <text:p>Consultation.</text:p>
          </table:table-cell>
          <table:table-cell table:style-name="ACE-8" office:value-type="string" calcext:value-type="string">
            <text:p>Tromperie de femme.</text:p>
          </table:table-cell>
          <table:table-cell table:style-name="ACE-8" office:value-type="string" calcext:value-type="string">
            <text:p>Disputes.</text:p>
          </table:table-cell>
          <table:table-cell table:style-name="ACE-8" office:value-type="string" calcext:value-type="string">
            <text:p>Petite réussite.</text:p>
          </table:table-cell>
          <table:table-cell table:style-name="ACE-8" office:value-type="string" calcext:value-type="string">
            <text:p>Nouvel état.</text:p>
          </table:table-cell>
          <table:table-cell table:style-name="ACE-8" office:value-type="string" calcext:value-type="string">
            <text:p>Grande réussite.</text:p>
          </table:table-cell>
          <table:table-cell table:style-name="ACE-8" office:value-type="string" calcext:value-type="string">
            <text:p>Mariage.</text:p>
          </table:table-cell>
          <table:table-cell table:style-name="ACE-8" office:value-type="string" calcext:value-type="string">
            <text:p>Infirmités.</text:p>
          </table:table-cell>
          <table:table-cell table:style-name="ACE-1" table:number-columns-repeated="17"/>
          <table:table-cell table:number-columns-repeated="998"/>
        </table:table-row>
        <table:table-row table:style-name="ro20">
          <table:table-cell table:style-name="ce42" office:value-type="string" calcext:value-type="string">
            <text:p>3 sur leurs assiettes - Détail</text:p>
          </table:table-cell>
          <table:table-cell table:style-name="ACE-8" office:value-type="string" calcext:value-type="string">
            <text:p>Consultation, pour affaires, &amp;c.</text:p>
          </table:table-cell>
          <table:table-cell table:style-name="ACE-8" office:value-type="string" calcext:value-type="string">
            <text:p>Tromperie de femme, du côté des biens, de l'amour, de l'honneur, &amp;c.</text:p>
          </table:table-cell>
          <table:table-cell table:style-name="ACE-8" office:value-type="string" calcext:value-type="string">
            <text:p>Dispute, avec qui.</text:p>
          </table:table-cell>
          <table:table-cell table:style-name="ACE-8" office:value-type="string" calcext:value-type="string">
            <text:p>Petite réussite, sur quoi.</text:p>
          </table:table-cell>
          <table:table-cell table:style-name="ACE-8" office:value-type="string" calcext:value-type="string">
            <text:p>Nouvel état, quel il fera.</text:p>
          </table:table-cell>
          <table:table-cell table:style-name="ACE-8" office:value-type="string" calcext:value-type="string">
            <text:p>Grande réussite, en quoi.</text:p>
          </table:table-cell>
          <table:table-cell table:style-name="ACE-8" office:value-type="string" calcext:value-type="string">
            <text:p>Mariage, on voit si c'est présent ou avenir.</text:p>
          </table:table-cell>
          <table:table-cell table:style-name="ACE-8" office:value-type="string" calcext:value-type="string">
            <text:p>Infirmités, de corps, d'esprit, d'affaires, &amp;c.</text:p>
          </table:table-cell>
          <table:table-cell table:style-name="ACE-1" table:number-columns-repeated="17"/>
          <table:table-cell table:number-columns-repeated="998"/>
        </table:table-row>
        <table:table-row table:style-name="ro18">
          <table:table-cell table:style-name="ce42" office:value-type="string" calcext:value-type="string">
            <text:p>2 sur leurs assiettes - Synthèse</text:p>
          </table:table-cell>
          <table:table-cell table:style-name="ACE-8" office:value-type="string" calcext:value-type="string">
            <text:p>Petit conseil.</text:p>
          </table:table-cell>
          <table:table-cell table:style-name="ACE-8" office:value-type="string" calcext:value-type="string">
            <text:p>Amis.</text:p>
          </table:table-cell>
          <table:table-cell table:style-name="ACE-8" office:value-type="string" calcext:value-type="string">
            <text:p>Inquiétudes.</text:p>
          </table:table-cell>
          <table:table-cell table:style-name="ACE-8" office:value-type="string" calcext:value-type="string">
            <text:p>Duperies.</text:p>
          </table:table-cell>
          <table:table-cell table:style-name="ACE-8" office:value-type="string" calcext:value-type="string">
            <text:p>Changement.</text:p>
          </table:table-cell>
          <table:table-cell table:style-name="ACE-8" office:value-type="string" calcext:value-type="string">
            <text:p>Petit argent.</text:p>
          </table:table-cell>
          <table:table-cell table:style-name="ACE-8" office:value-type="string" calcext:value-type="string">
            <text:p>Nouvelle connaissance.</text:p>
          </table:table-cell>
          <table:table-cell table:style-name="ACE-8" office:value-type="string" calcext:value-type="string">
            <text:p>Petite nouvelle.</text:p>
          </table:table-cell>
          <table:table-cell table:style-name="ACE-1" table:number-columns-repeated="17"/>
          <table:table-cell table:number-columns-repeated="998"/>
        </table:table-row>
        <table:table-row table:style-name="ro20">
          <table:table-cell table:style-name="ce42" office:value-type="string" calcext:value-type="string">
            <text:p>2 sur leurs assiettes - Détail</text:p>
          </table:table-cell>
          <table:table-cell table:style-name="ACE-8" office:value-type="string" calcext:value-type="string">
            <text:p>Petit conseil, c'est-à-dire conseil de peu d'esprit.</text:p>
          </table:table-cell>
          <table:table-cell table:style-name="ACE-8" office:value-type="string" calcext:value-type="string">
            <text:p>Ami, présent, avenir ; ami ne dit pas amant.</text:p>
          </table:table-cell>
          <table:table-cell table:style-name="ACE-8" office:value-type="string" calcext:value-type="string">
            <text:p>Inquiétudes, de quoi.</text:p>
          </table:table-cell>
          <table:table-cell table:style-name="ACE-8" office:value-type="string" calcext:value-type="string">
            <text:p>Duperie, comment et de qui.</text:p>
          </table:table-cell>
          <table:table-cell table:style-name="ACE-8" office:value-type="string" calcext:value-type="string">
            <text:p>Changement, de lieu, pour où aller, de conduite, de sentiment, de maison.</text:p>
          </table:table-cell>
          <table:table-cell table:style-name="ACE-8" office:value-type="string" calcext:value-type="string">
            <text:p>Petit argent, peu.</text:p>
          </table:table-cell>
          <table:table-cell table:style-name="ACE-8" office:value-type="string" calcext:value-type="string">
            <text:p>Nouvelle connaissance, peu et bonne, c'est un sentiment reçu.</text:p>
          </table:table-cell>
          <table:table-cell table:style-name="ACE-8" office:value-type="string" calcext:value-type="string">
            <text:p>Petite nouvelle, peu intéressante.</text:p>
          </table:table-cell>
          <table:table-cell table:style-name="ACE-1" table:number-columns-repeated="17"/>
          <table:table-cell table:number-columns-repeated="998"/>
        </table:table-row>
        <table:table-row table:style-name="AROW-0" table:number-rows-repeated="2">
          <table:table-cell table:style-name="ACE-1" table:number-columns-repeated="26"/>
          <table:table-cell table:number-columns-repeated="998"/>
        </table:table-row>
        <table:table-row table:style-name="ro17">
          <table:table-cell table:style-name="ACE-1"/>
          <table:table-cell table:style-name="ACE-32" office:value-type="string" calcext:value-type="string">
            <text:p>Roi</text:p>
          </table:table-cell>
          <table:table-cell table:style-name="ACE-32" office:value-type="string" calcext:value-type="string">
            <text:p>Dame</text:p>
          </table:table-cell>
          <table:table-cell table:style-name="ACE-32" office:value-type="string" calcext:value-type="string">
            <text:p>Valet</text:p>
          </table:table-cell>
          <table:table-cell table:style-name="ACE-32" office:value-type="string" calcext:value-type="string">
            <text:p>As</text:p>
          </table:table-cell>
          <table:table-cell table:style-name="ACE-32" office:value-type="string" calcext:value-type="string">
            <text:p>Dix</text:p>
          </table:table-cell>
          <table:table-cell table:style-name="ACE-32" office:value-type="string" calcext:value-type="string">
            <text:p>Neuf</text:p>
          </table:table-cell>
          <table:table-cell table:style-name="ACE-32" office:value-type="string" calcext:value-type="string">
            <text:p>Huit</text:p>
          </table:table-cell>
          <table:table-cell table:style-name="ACE-32" office:value-type="string" calcext:value-type="string">
            <text:p>Sept</text:p>
          </table:table-cell>
          <table:table-cell table:style-name="ACE-1" table:number-columns-repeated="17"/>
          <table:table-cell table:number-columns-repeated="998"/>
        </table:table-row>
        <table:table-row table:style-name="ro18">
          <table:table-cell table:style-name="ce41" office:value-type="string" calcext:value-type="string">
            <text:p>4 renversés - Synthèse</text:p>
          </table:table-cell>
          <table:table-cell table:style-name="ACE-8" office:value-type="string" calcext:value-type="string">
            <text:p>Subitement. </text:p>
          </table:table-cell>
          <table:table-cell table:style-name="ACE-8" office:value-type="string" calcext:value-type="string">
            <text:p>Mauvaise société de femmes.</text:p>
          </table:table-cell>
          <table:table-cell table:style-name="ACE-8" office:value-type="string" calcext:value-type="string">
            <text:p>Privation.</text:p>
          </table:table-cell>
          <table:table-cell table:style-name="ACE-8" office:value-type="string" calcext:value-type="string">
            <text:p>Déshonneurs.</text:p>
          </table:table-cell>
          <table:table-cell table:style-name="ACE-8" office:value-type="string" calcext:value-type="string">
            <text:p>Evénements.</text:p>
          </table:table-cell>
          <table:table-cell table:style-name="ACE-8" office:value-type="string" calcext:value-type="string">
            <text:p>Usure.</text:p>
          </table:table-cell>
          <table:table-cell table:style-name="ACE-8" office:value-type="string" calcext:value-type="string">
            <text:p>Erreur.</text:p>
          </table:table-cell>
          <table:table-cell table:style-name="ACE-8" office:value-type="string" calcext:value-type="string">
            <text:p>Affreux citoyen.</text:p>
          </table:table-cell>
          <table:table-cell table:style-name="ACE-1" table:number-columns-repeated="17"/>
          <table:table-cell table:number-columns-repeated="998"/>
        </table:table-row>
        <table:table-row table:style-name="ro21">
          <table:table-cell table:style-name="ce41" office:value-type="string" calcext:value-type="string">
            <text:p>4 renversés - Détail</text:p>
          </table:table-cell>
          <table:table-cell table:style-name="ACE-8" office:value-type="string" calcext:value-type="string">
            <text:p>Subitement, affaires, procès à l'heure que l'on y pense le moins.</text:p>
          </table:table-cell>
          <table:table-cell table:style-name="ACE-8" office:value-type="string" calcext:value-type="string">
            <text:p>Mauvaise société de femmes ou d'hommes.</text:p>
          </table:table-cell>
          <table:table-cell table:style-name="ACE-8" office:value-type="string" calcext:value-type="string">
            <text:p>Privation, d'argent, de biens, de liberté.</text:p>
          </table:table-cell>
          <table:table-cell table:style-name="ACE-8" office:value-type="string" calcext:value-type="string">
            <text:p>Déshonneur, on verra qui le causera.</text:p>
          </table:table-cell>
          <table:table-cell table:style-name="ACE-8" office:value-type="string" calcext:value-type="string">
            <text:p>Evénement, on verra s'il est bon ou mauvais.</text:p>
          </table:table-cell>
          <table:table-cell table:style-name="ACE-8" office:value-type="string" calcext:value-type="string">
            <text:p>Usure, usurier, ils n'achèteront point mon livre mais tâcheront de l'emprunter.</text:p>
          </table:table-cell>
          <table:table-cell table:style-name="ACE-8" office:value-type="string" calcext:value-type="string">
            <text:p>Erreurs, de pensées, d'affaires.</text:p>
          </table:table-cell>
          <table:table-cell table:style-name="ACE-8" office:value-type="string" calcext:value-type="string">
            <text:p>Affreux citoyen, méchant homme, sans nulles moeurs.</text:p>
          </table:table-cell>
          <table:table-cell table:style-name="ACE-1" table:number-columns-repeated="17"/>
          <table:table-cell table:number-columns-repeated="998"/>
        </table:table-row>
        <table:table-row table:style-name="ro17">
          <table:table-cell table:style-name="ce42" office:value-type="string" calcext:value-type="string">
            <text:p>3 renversés - Synthèse</text:p>
          </table:table-cell>
          <table:table-cell table:style-name="ACE-8" office:value-type="string" calcext:value-type="string">
            <text:p>Commerce.</text:p>
          </table:table-cell>
          <table:table-cell table:style-name="ACE-8" office:value-type="string" calcext:value-type="string">
            <text:p>Gourmandise.</text:p>
          </table:table-cell>
          <table:table-cell table:style-name="ACE-8" office:value-type="string" calcext:value-type="string">
            <text:p>Paresse.</text:p>
          </table:table-cell>
          <table:table-cell table:style-name="ACE-8" office:value-type="string" calcext:value-type="string">
            <text:p>Libertinage.</text:p>
          </table:table-cell>
          <table:table-cell table:style-name="ACE-8" office:value-type="string" calcext:value-type="string">
            <text:p>Manque.</text:p>
          </table:table-cell>
          <table:table-cell table:style-name="ACE-8" office:value-type="string" calcext:value-type="string">
            <text:p>Imprudence.</text:p>
          </table:table-cell>
          <table:table-cell table:style-name="ACE-8" office:value-type="string" calcext:value-type="string">
            <text:p>Spectacle.</text:p>
          </table:table-cell>
          <table:table-cell table:style-name="ACE-8" office:value-type="string" calcext:value-type="string">
            <text:p>Joie.</text:p>
          </table:table-cell>
          <table:table-cell table:style-name="ACE-1" table:number-columns-repeated="17"/>
          <table:table-cell table:number-columns-repeated="998"/>
        </table:table-row>
        <table:table-row table:style-name="ro20">
          <table:table-cell table:style-name="ce42" office:value-type="string" calcext:value-type="string">
            <text:p>3 renversés - Détail</text:p>
          </table:table-cell>
          <table:table-cell table:style-name="ACE-8" office:value-type="string" calcext:value-type="string">
            <text:p>Commerce, homme de commerce, bon commerce, &amp;c.</text:p>
          </table:table-cell>
          <table:table-cell table:style-name="ACE-8" office:value-type="string" calcext:value-type="string">
            <text:p>Gourmandise, gourmand en bien ou en mal.</text:p>
          </table:table-cell>
          <table:table-cell table:style-name="ACE-8" office:value-type="string" calcext:value-type="string">
            <text:p>Paresse, homme tiède, affaire paresseuse, qui ne rapporte rien.</text:p>
          </table:table-cell>
          <table:table-cell table:style-name="ACE-8" office:value-type="string" calcext:value-type="string">
            <text:p>Libertinage, adonné indirectement à toutes débauches.</text:p>
          </table:table-cell>
          <table:table-cell table:style-name="ACE-8" office:value-type="string" calcext:value-type="string">
            <text:p>Manque, cette carte fait péricliter la bonne carte sur laquelle elle tombe.</text:p>
          </table:table-cell>
          <table:table-cell table:style-name="ACE-8" office:value-type="string" calcext:value-type="string">
            <text:p>Imprudence, dans les affaires, dans les paroles.</text:p>
          </table:table-cell>
          <table:table-cell table:style-name="ACE-8" office:value-type="string" calcext:value-type="string">
            <text:p>Spectacle, si l'on en est, y aller.</text:p>
          </table:table-cell>
          <table:table-cell table:style-name="ACE-8" office:value-type="string" calcext:value-type="string">
            <text:p>Joie, touchant le gain, les plaisirs, &amp;c.</text:p>
          </table:table-cell>
          <table:table-cell table:style-name="ACE-1" table:number-columns-repeated="17"/>
          <table:table-cell table:number-columns-repeated="998"/>
        </table:table-row>
        <table:table-row table:style-name="ro17">
          <table:table-cell table:style-name="ce42" office:value-type="string" calcext:value-type="string">
            <text:p>2 renversés - Synthèse</text:p>
          </table:table-cell>
          <table:table-cell table:style-name="ACE-8" office:value-type="string" calcext:value-type="string">
            <text:p>Projet.</text:p>
          </table:table-cell>
          <table:table-cell table:style-name="ACE-8" office:value-type="string" calcext:value-type="string">
            <text:p>Ouvrier.</text:p>
          </table:table-cell>
          <table:table-cell table:style-name="ACE-8" office:value-type="string" calcext:value-type="string">
            <text:p>Société.</text:p>
          </table:table-cell>
          <table:table-cell table:style-name="ACE-8" office:value-type="string" calcext:value-type="string">
            <text:p>Ennemi.</text:p>
          </table:table-cell>
          <table:table-cell table:style-name="ACE-8" office:value-type="string" calcext:value-type="string">
            <text:p>Attente.</text:p>
          </table:table-cell>
          <table:table-cell table:style-name="ACE-8" office:value-type="string" calcext:value-type="string">
            <text:p>Profits.</text:p>
          </table:table-cell>
          <table:table-cell table:style-name="ACE-8" office:value-type="string" calcext:value-type="string">
            <text:p>Traverses.</text:p>
          </table:table-cell>
          <table:table-cell table:style-name="ACE-8" office:value-type="string" calcext:value-type="string">
            <text:p>Conduite.</text:p>
          </table:table-cell>
          <table:table-cell table:style-name="ACE-1" table:number-columns-repeated="17"/>
          <table:table-cell table:number-columns-repeated="998"/>
        </table:table-row>
        <table:table-row table:style-name="ro22">
          <table:table-cell table:style-name="ce42" office:value-type="string" calcext:value-type="string">
            <text:p>2 renversés - Détail</text:p>
          </table:table-cell>
          <table:table-cell table:style-name="ACE-8" office:value-type="string" calcext:value-type="string">
            <text:p>Projet, bâtir des pensées.</text:p>
          </table:table-cell>
          <table:table-cell table:style-name="ACE-8" office:value-type="string" calcext:value-type="string">
            <text:p>Ouvriers, gens de métier, ouvrage.</text:p>
          </table:table-cell>
          <table:table-cell table:style-name="ACE-8" office:value-type="string" calcext:value-type="string">
            <text:p>Société, association.</text:p>
          </table:table-cell>
          <table:table-cell table:style-name="ACE-8" office:value-type="string" calcext:value-type="string">
            <text:p>Ennemi, affaire qui nous est onéreuse, est aussi un ennemi muet.</text:p>
          </table:table-cell>
          <table:table-cell table:style-name="ACE-8" office:value-type="string" calcext:value-type="string">
            <text:p>Attente, languir dans l'attente de quelques affaires, d'argent, &amp;c.</text:p>
          </table:table-cell>
          <table:table-cell table:style-name="ACE-8" office:value-type="string" calcext:value-type="string">
            <text:p>Profits, de quoi.</text:p>
          </table:table-cell>
          <table:table-cell table:style-name="ACE-8" office:value-type="string" calcext:value-type="string">
            <text:p>Traverses, dans les affaires, dans les entreprises.</text:p>
          </table:table-cell>
          <table:table-cell table:style-name="ACE-8" office:value-type="string" calcext:value-type="string">
            <text:p>Conduite, bonne ou mauvaise, et en général, comme à Gourmandise, réfléchir qu'une carte qui paraît nous annoncer un mal, ne nous dénote souvent que du profit.</text:p>
          </table:table-cell>
          <table:table-cell table:style-name="ACE-1" table:number-columns-repeated="17"/>
          <table:table-cell table:number-columns-repeated="998"/>
        </table:table-row>
        <table:table-row table:style-name="AROW-0" table:number-rows-repeated="983">
          <table:table-cell table:style-name="ACE-1" table:number-columns-repeated="26"/>
          <table:table-cell table:number-columns-repeated="998"/>
        </table:table-row>
        <table:table-row table:style-name="AROW-13" table:number-rows-repeated="1047575">
          <table:table-cell table:number-columns-repeated="1024"/>
        </table:table-row>
        <table:table-row table:style-name="AROW-13">
          <table:table-cell table:number-columns-repeated="1024"/>
        </table:table-row>
        <table:named-expressions>
          <table:named-expression table:name="Print_Area" table:base-cell-address="$'Cartes ensemble'.$A$1" table:expression="#REF!"/>
          <table:named-expression table:name="Sheet_Title" table:base-cell-address="$'Cartes ensemble'.$A$1" table:expression="&quot;Cartes ensembl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scale-to="100%" style:writing-mode="lr-tb" gnm:style-print="" style:print="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etit_20_Etteilla" style:display-name="Petit Ette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Cartes_20_ensemble" style:display-name="Cartes ensem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6T18:57:27.373335381</dc:date>
    <meta:generator>LibreOffice/7.0.4.2$Linux_X86_64 LibreOffice_project/00$Build-2</meta:generator>
    <meta:editing-duration>PT6M46S</meta:editing-duration>
    <meta:editing-cycles>1</meta:editing-cycles>
    <meta:document-statistic meta:table-count="2" meta:cell-count="609" meta:object-count="0"/>
  </office:meta>
</office:document-meta>
</file>